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n 1 burned" table:style-name="ta1">
        <table:shapes>
          <draw:frame draw:z-index="0" draw:style-name="gr1" draw:text-style-name="P1" svg:width="7.2815in" svg:height="4.9252in" svg:x="0.1949in" svg:y="3.2626in">
            <draw:object draw:notify-on-update-of-ranges="'sn 1 burned'.D2:'sn 1 burned'.D17 'sn 1 burned'.E1:'sn 1 burned'.E1 'sn 1 burned'.E2:'sn 1 burned'.E17 'sn 1 burned'.D2:'sn 1 burned'.D18 'sn 1 burned'.G1:'sn 1 burned'.G1 'sn 1 burned'.G2:'sn 1 burned'.G18 'sn 1 burned'.D2:'sn 1 burned'.D18 'sn 1 burned'.F1:'sn 1 burned'.F1 'sn 1 burned'.F2:'sn 1 burned'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43in" svg:height="6.4835in" svg:x="16.7181in" svg:y="1.8091in">
            <draw:object draw:notify-on-update-of-ranges="'sn 1 burned'.Y2:'sn 1 burned'.Y7 'sn 1 burned'.Z1:'sn 1 burned'.Z1 'sn 1 burned'.Z2:'sn 1 burned'.Z7 'sn 1 burned'.AI2:'sn 1 burned'.AI7 'sn 1 burned'.AJ1:'sn 1 burned'.AJ1 'sn 1 burned'.AJ2:'sn 1 burned'.AJ7 'sn 1 burned'.T2:'sn 1 burned'.T7 'sn 1 burned'.U1:'sn 1 burned'.U1 'sn 1 burned'.U2:'sn 1 burned'.U7 'sn 1 burned'.J2:'sn 1 burned'.J7 'sn 1 burned'.K1:'sn 1 burned'.K1 'sn 1 burned'.K2:'sn 1 burned'.K7 'sn 1 burned'.AN2:'sn 1 burned'.AN7 'sn 1 burned'.AO1:'sn 1 burned'.AO1 'sn 1 burned'.AO2:'sn 1 burned'.AO7 'sn 1 burned'.AD2:'sn 1 burned'.AD7 'sn 1 burned'.AE1:'sn 1 burned'.AE1 'sn 1 burned'.AE2:'sn 1 burned'.AE7 'sn 1 burned'.O2:'sn 1 burned'.O7 'sn 1 burned'.P1:'sn 1 burned'.P1 'sn 1 burned'.P2:'sn 1 burned'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426in" svg:height="6.2327in" svg:x="7.6031in" svg:y="1.6311in">
            <draw:object draw:notify-on-update-of-ranges="'sn 1 burned'.E1:'sn 1 burned'.E1 'sn 1 burned'.E2:'sn 1 burned'.E17 'sn 1 burned'.D2:'sn 1 burned'.D17 'sn 1 burned'.F1:'sn 1 burned'.F1 'sn 1 burned'.F2:'sn 1 burned'.F17 'sn 1 burned'.D2:'sn 1 burned'.D17 'sn 2'.D2:'sn 2'.D21 'sn 2'.F1:'sn 2'.F1 'sn 2'.F2:'sn 2'.F21 'sn 2'.D2:'sn 2'.D21 'sn 2'.E1:'sn 2'.E1 'sn 2'.E2:'sn 2'.E21 'sn 2'.D2:'sn 2'.D20 'sn 2'.G1:'sn 2'.G1 'sn 2'.G2:'sn 2'.G20 'sn 2'.D2:'sn 2'.D21 'sn 2'.H1:'sn 2'.H1 'sn 2'.H2:'sn 2'.J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4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30" table:default-cell-style-name="Default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1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SN1 eye_volt, v</text:p>
          </table:table-cell>
          <table:table-cell office:value-type="string" calcext:value-type="string">
            <text:p>SN1 eyevolt, v rpt_</text:p>
          </table:table-cell>
          <table:table-cell office:value-type="string" calcext:value-type="string">
            <text:p>SN1 eyevolt, v rpt2_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SN1 eye_volt, v 0.75 rpt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1 eye_volt, v 0.75 rpt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office:value-type="float" office:value="0.56" calcext:value-type="float">
            <text:p>0.56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37" calcext:value-type="float">
            <text:p>0.437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4" calcext:value-type="float">
            <text:p>0.024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89" calcext:value-type="float">
            <text:p>0.489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688" calcext:value-type="float">
            <text:p>0.688</text:p>
          </table:table-cell>
          <table:table-cell table:style-name="ce2"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33" calcext:value-type="float">
            <text:p>0.533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152" calcext:value-type="float">
            <text:p>1.152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19" calcext:value-type="float">
            <text:p>0.519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803" calcext:value-type="float">
            <text:p>0.803</text:p>
          </table:table-cell>
          <table:table-cell table:style-name="ce2" office:value-type="float" office:value="0.026" calcext:value-type="float">
            <text:p>0.026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0.823" calcext:value-type="float">
            <text:p>0.823</text:p>
          </table:table-cell>
          <table:table-cell office:value-type="float" office:value="0.025" calcext:value-type="float">
            <text:p>0.02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75" calcext:value-type="float">
            <text:p>0.675</text:p>
          </table:table-cell>
          <table:table-cell table:style-name="ce2" office:value-type="float" office:value="0.033" calcext:value-type="float">
            <text:p>0.03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374" calcext:value-type="float">
            <text:p>1.374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955" calcext:value-type="float">
            <text:p>1.955</text:p>
          </table:table-cell>
          <table:table-cell table:style-name="ce2" office:value-type="float" office:value="0.032" calcext:value-type="float">
            <text:p>0.032</text:p>
          </table:table-cell>
          <table:table-cell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651" calcext:value-type="float">
            <text:p>0.651</text:p>
          </table:table-cell>
          <table:table-cell table:style-name="ce2" office:value-type="float" office:value="0.031" calcext:value-type="float">
            <text:p>0.03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03" calcext:value-type="float">
            <text:p>0.03</text:p>
          </table:table-cell>
          <table:table-cell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952" calcext:value-type="float">
            <text:p>0.952</text:p>
          </table:table-cell>
          <table:table-cell table:style-name="ce2" office:value-type="float" office:value="0.03" calcext:value-type="float">
            <text:p>0.03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.049" calcext:value-type="float">
            <text:p>1.049</text:p>
          </table:table-cell>
          <table:table-cell office:value-type="float" office:value="0.031" calcext:value-type="float">
            <text:p>0.031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75" calcext:value-type="float">
            <text:p>0.775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525" calcext:value-type="float">
            <text:p>1.525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024" calcext:value-type="float">
            <text:p>2.024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51" calcext:value-type="float">
            <text:p>0.751</text:p>
          </table:table-cell>
          <table:table-cell table:style-name="ce2" office:value-type="float" office:value="0.035" calcext:value-type="float">
            <text:p>0.035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846" calcext:value-type="float">
            <text:p>0.846</text:p>
          </table:table-cell>
          <table:table-cell table:style-name="ce2" office:value-type="float" office:value="0.034" calcext:value-type="float">
            <text:p>0.034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096" calcext:value-type="float">
            <text:p>1.096</text:p>
          </table:table-cell>
          <table:table-cell table:style-name="ce2" office:value-type="float" office:value="0.034" calcext:value-type="float">
            <text:p>0.034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office:value-type="float" office:value="0.609" calcext:value-type="float">
            <text:p>0.6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385" calcext:value-type="float">
            <text:p>1.385</text:p>
          </table:table-cell>
          <table:table-cell office:value-type="float" office:value="0.041" calcext:value-type="float">
            <text:p>0.041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025" calcext:value-type="float">
            <text:p>1.025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0.044" calcext:value-type="float">
            <text:p>0.044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0.043" calcext:value-type="float">
            <text:p>0.043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3" calcext:value-type="float">
            <text:p>1.113</text:p>
          </table:table-cell>
          <table:table-cell table:style-name="ce2" office:value-type="float" office:value="0.042" calcext:value-type="float">
            <text:p>0.042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389" calcext:value-type="float">
            <text:p>1.389</text:p>
          </table:table-cell>
          <table:table-cell table:style-name="ce2" office:value-type="float" office:value="0.042" calcext:value-type="float">
            <text:p>0.042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office:value-type="float" office:value="0.649" calcext:value-type="float">
            <text:p>0.6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.08" calcext:value-type="float">
            <text:p>2.08</text:p>
          </table:table-cell>
          <table:table-cell office:value-type="float" office:value="0.058" calcext:value-type="float">
            <text:p>0.058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533" calcext:value-type="float">
            <text:p>1.533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0.062" calcext:value-type="float">
            <text:p>0.062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479" calcext:value-type="float">
            <text:p>1.479</text:p>
          </table:table-cell>
          <table:table-cell table:style-name="ce2" office:value-type="float" office:value="0.061" calcext:value-type="float">
            <text:p>0.061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678" calcext:value-type="float">
            <text:p>1.678</text:p>
          </table:table-cell>
          <table:table-cell table:style-name="ce2" office:value-type="float" office:value="0.06" calcext:value-type="float">
            <text:p>0.06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0.058" calcext:value-type="float">
            <text:p>0.058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0.828" calcext:value-type="float">
            <text:p>0.828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office:value-type="float" office:value="0.856" calcext:value-type="float">
            <text:p>0.856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office:value-type="float" office:value="0.936" calcext:value-type="float">
            <text:p>0.936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office:value-type="float" office:value="1.124" calcext:value-type="float">
            <text:p>1.124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office:value-type="float" office:value="1.113" calcext:value-type="float">
            <text:p>1.11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193" calcext:value-type="float">
            <text:p>1.193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office:value-type="float" office:value="1.294" calcext:value-type="float">
            <text:p>1.294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office:value-type="float" office:value="1.244" calcext:value-type="float">
            <text:p>1.244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office:value-type="float" office:value="1.627" calcext:value-type="float">
            <text:p>1.627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office:value-type="float" office:value="1.756" calcext:value-type="float">
            <text:p>1.75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office:value-type="float" office:value="2.08" calcext:value-type="float">
            <text:p>2.08</text:p>
          </table:table-cell>
          <table:table-cell table:number-columns-repeated="36"/>
        </table:table-row>
        <table:table-row table:style-name="ro1" table:number-rows-repeated="104855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sn 2" table:style-name="ta1">
        <table:shapes>
          <draw:frame draw:z-index="0" draw:style-name="gr1" draw:text-style-name="P1" svg:width="7.2815in" svg:height="4.9252in" svg:x="0.1736in" svg:y="3.9217in">
            <draw:object draw:notify-on-update-of-ranges="'sn 2'.D2:'sn 2'.D20 'sn 2'.G1:'sn 2'.G1 'sn 2'.G2:'sn 2'.G20 'sn 2'.F1:'sn 2'.F1 'sn 2'.F2:'sn 2'.F21 'sn 2'.D2:'sn 2'.D21 'sn 2'.E1:'sn 2'.E1 'sn 2'.E2:'sn 2'.E21 'sn 2'.D2:'sn 2'.D21 'sn 2'.D2:'sn 2'.D21 'sn 2'.I1:'sn 2'.I1 'sn 2'.I2:'sn 2'.I21 'sn 2'.D2:'sn 2'.D21 'sn 2'.H1:'sn 2'.H1 'sn 2'.H2:'sn 2'.J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7843in" svg:height="6.4835in" svg:x="9.0331in" svg:y="1.8299in">
            <draw:object draw:notify-on-update-of-ranges="'sn 2'.AA2:'sn 2'.AA8 'sn 2'.AB1:'sn 2'.AB1 'sn 2'.AB2:'sn 2'.AB8 'sn 2'.V2:'sn 2'.V8 'sn 2'.W1:'sn 2'.W1 'sn 2'.W2:'sn 2'.W8 'sn 2'.L2:'sn 2'.L8 'sn 2'.M1:'sn 2'.M1 'sn 2'.M2:'sn 2'.M8 'sn 2'.AP2:'sn 2'.AP8 'sn 2'.AQ1:'sn 2'.AQ1 'sn 2'.AQ2:'sn 2'.AQ8 'sn 2'.AK2:'sn 2'.AK8 'sn 2'.AL1:'sn 2'.AL1 'sn 2'.AL2:'sn 2'.AL8 'sn 2'.AF2:'sn 2'.AF8 'sn 2'.AG1:'sn 2'.AG1 'sn 2'.AG2:'sn 2'.AG8 'sn 2'.Q2:'sn 2'.Q8 'sn 2'.R1:'sn 2'.R1 'sn 2'.R2:'sn 2'.R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4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8" table:default-cell-style-name="Default"/>
        <table:table-column table:style-name="co6" table:number-columns-repeated="2" table:default-cell-style-name="ce2"/>
        <table:table-column table:style-name="co6" table:number-columns-repeated="20" table:default-cell-style-name="Default"/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table:style-name="ce2" office:value-type="string" calcext:value-type="string">
            <text:p>sn3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SN2 eye_volt, v</text:p>
          </table:table-cell>
          <table:table-cell office:value-type="string" calcext:value-type="string">
            <text:p>SN2 eye_volt, v rpt</text:p>
          </table:table-cell>
          <table:table-cell office:value-type="string" calcext:value-type="string">
            <text:p>SN3 eye_volt, v</text:p>
          </table:table-cell>
          <table:table-cell office:value-type="string" calcext:value-type="string">
            <text:p>SN3 eyevolt, v rpt_</text:p>
          </table:table-cell>
          <table:table-cell office:value-type="string" calcext:value-type="string">
            <text:p>SN3 eyevolt, v rpt2_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SN2 eye_volt, v 0.75 rpt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2 eye_volt, v 0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office:value-type="string" calcext:value-type="string">
            <text:p>SN2 eye_volt, v 1.5 rpt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2 eye_volt, v 3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2 eye_volt, v 0.3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2 eye_volt, v 0.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2 eye_volt, v 0.75 rpt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3" calcext:value-type="float">
            <text:p>0.853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561" calcext:value-type="float">
            <text:p>0.561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office:value-type="float" office:value="1.075" calcext:value-type="float">
            <text:p>1.075</text:p>
          </table:table-cell>
          <table:table-cell table:number-columns-repeated="2"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683" calcext:value-type="float">
            <text:p>0.683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761" calcext:value-type="float">
            <text:p>0.761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752" calcext:value-type="float">
            <text:p>0.752</text:p>
          </table:table-cell>
          <table:table-cell/>
          <table:table-cell office:value-type="float" office:value="0.224" calcext:value-type="float">
            <text:p>0.2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76" calcext:value-type="float">
            <text:p>0.676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float" office:value="1.144" calcext:value-type="float">
            <text:p>1.144</text:p>
          </table:table-cell>
          <table:table-cell table:number-columns-repeated="2"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45" calcext:value-type="float">
            <text:p>0.645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779" calcext:value-type="float">
            <text:p>0.779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892" calcext:value-type="float">
            <text:p>0.892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781" calcext:value-type="float">
            <text:p>0.781</text:p>
          </table:table-cell>
          <table:table-cell/>
          <table:table-cell office:value-type="float" office:value="0.208" calcext:value-type="float">
            <text:p>0.20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1.026" calcext:value-type="float">
            <text:p>1.026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853" calcext:value-type="float">
            <text:p>0.853</text:p>
          </table:table-cell>
          <table:table-cell table:style-name="ce2"/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office:value-type="float" office:value="1.295" calcext:value-type="float">
            <text:p>1.295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float" office:value="2.21" calcext:value-type="float">
            <text:p>2.21</text:p>
          </table:table-cell>
          <table:table-cell table:style-name="ce2"/>
          <table:table-cell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123" calcext:value-type="float">
            <text:p>1.123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816" calcext:value-type="float">
            <text:p>0.816</text:p>
          </table:table-cell>
          <table:table-cell/>
          <table:table-cell office:value-type="float" office:value="0.231" calcext:value-type="float">
            <text:p>0.231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1.16" calcext:value-type="float">
            <text:p>1.16</text:p>
          </table:table-cell>
          <table:table-cell table:number-columns-repeated="2"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97" calcext:value-type="float">
            <text:p>0.97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office:value-type="float" office:value="1.442" calcext:value-type="float">
            <text:p>1.442</text:p>
          </table:table-cell>
          <table:table-cell table:number-columns-repeated="2"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934" calcext:value-type="float">
            <text:p>0.934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125" calcext:value-type="float">
            <text:p>1.125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22" calcext:value-type="float">
            <text:p>1.22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375" calcext:value-type="float">
            <text:p>0.375</text:p>
          </table:table-cell>
          <table:table-cell office:value-type="float" office:value="0.814" calcext:value-type="float">
            <text:p>0.81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298" calcext:value-type="float">
            <text:p>0.2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232" calcext:value-type="float">
            <text:p>1.232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float" office:value="1.844" calcext:value-type="float">
            <text:p>1.844</text:p>
          </table:table-cell>
          <table:table-cell table:number-columns-repeated="2"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49" calcext:value-type="float">
            <text:p>2.49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271" calcext:value-type="float">
            <text:p>1.271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4" calcext:value-type="float">
            <text:p>1.4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437" calcext:value-type="float">
            <text:p>0.43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.187" calcext:value-type="float">
            <text:p>2.187</text:p>
          </table:table-cell>
          <table:table-cell office:value-type="float" office:value="0.038" calcext:value-type="float">
            <text:p>0.038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848" calcext:value-type="float">
            <text:p>1.848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float" office:value="2.67" calcext:value-type="float">
            <text:p>2.67</text:p>
          </table:table-cell>
          <table:table-cell table:number-columns-repeated="2"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97" calcext:value-type="float">
            <text:p>2.97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863" calcext:value-type="float">
            <text:p>1.863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017" calcext:value-type="float">
            <text:p>2.017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.53" calcext:value-type="float">
            <text:p>2.53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18"/>
          <table:table-cell table:style-name="ce2"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058" calcext:value-type="float">
            <text:p>1.058</text:p>
          </table:table-cell>
          <table:table-cell/>
          <table:table-cell office:value-type="float" office:value="0.556" calcext:value-type="float">
            <text:p>0.556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11" calcext:value-type="float">
            <text:p>1.111</text:p>
          </table:table-cell>
          <table:table-cell/>
          <table:table-cell office:value-type="float" office:value="0.796" calcext:value-type="float">
            <text:p>0.796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1.215" calcext:value-type="float">
            <text:p>1.215</text:p>
          </table:table-cell>
          <table:table-cell office:value-type="float" office:value="1.123" calcext:value-type="float">
            <text:p>1.123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03" calcext:value-type="float">
            <text:p>1.203</text:p>
          </table:table-cell>
          <table:table-cell/>
          <table:table-cell office:value-type="float" office:value="0.861" calcext:value-type="float">
            <text:p>0.861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21" calcext:value-type="float">
            <text:p>1.321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403" calcext:value-type="float">
            <text:p>1.403</text:p>
          </table:table-cell>
          <table:table-cell/>
          <table:table-cell office:value-type="float" office:value="1.15" calcext:value-type="float">
            <text:p>1.15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.305" calcext:value-type="float">
            <text:p>1.305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1.515" calcext:value-type="float">
            <text:p>1.515</text:p>
          </table:table-cell>
          <table:table-cell table:number-columns-repeated="2"/>
          <table:table-cell office:value-type="float" office:value="1.222" calcext:value-type="float">
            <text:p>1.222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18" calcext:value-type="float">
            <text:p>1.518</text:p>
          </table:table-cell>
          <table:table-cell/>
          <table:table-cell office:value-type="float" office:value="1.374" calcext:value-type="float">
            <text:p>1.374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664" calcext:value-type="float">
            <text:p>1.664</text:p>
          </table:table-cell>
          <table:table-cell/>
          <table:table-cell office:value-type="float" office:value="1.51" calcext:value-type="float">
            <text:p>1.51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1.754" calcext:value-type="float">
            <text:p>1.754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2.037" calcext:value-type="float">
            <text:p>2.037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2.18" calcext:value-type="float">
            <text:p>2.18</text:p>
          </table:table-cell>
          <table:table-cell table:number-columns-repeated="37"/>
        </table:table-row>
        <table:table-row table:style-name="ro1" table:number-rows-repeated="1048554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sn 3" table:style-name="ta1">
        <table:shapes>
          <draw:frame draw:z-index="0" draw:style-name="gr1" draw:text-style-name="P1" svg:width="7.2815in" svg:height="4.9252in" svg:x="0.4118in" svg:y="3.3256in">
            <draw:object draw:notify-on-update-of-ranges="'sn 3'.D2:'sn 3'.D20 'sn 3'.E1:'sn 3'.E1 'sn 3'.E2:'sn 3'.E20 'sn 3'.D2:'sn 3'.D21 'sn 3'.G1:'sn 3'.G1 'sn 3'.G2:'sn 3'.G21 'sn 3'.D2:'sn 3'.D21 'sn 3'.F1:'sn 3'.F1 'sn 3'.F2:'sn 3'.H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.7843in" svg:height="6.4835in" svg:x="9.0331in" svg:y="1.8299in">
            <draw:object draw:notify-on-update-of-ranges="'sn 3'.Y2:'sn 3'.Y8 'sn 3'.Z1:'sn 3'.Z1 'sn 3'.Z2:'sn 3'.Z8 'sn 3'.T2:'sn 3'.T8 'sn 3'.U1:'sn 3'.U1 'sn 3'.U2:'sn 3'.U8 'sn 3'.J2:'sn 3'.J8 'sn 3'.K1:'sn 3'.K1 'sn 3'.K2:'sn 3'.K8 'sn 3'.AN2:'sn 3'.AN8 'sn 3'.AO1:'sn 3'.AO1 'sn 3'.AO2:'sn 3'.AO8 'sn 3'.AI2:'sn 3'.AI8 'sn 3'.AJ1:'sn 3'.AJ1 'sn 3'.AJ2:'sn 3'.AJ8 'sn 3'.AD2:'sn 3'.AD8 'sn 3'.AE1:'sn 3'.AE1 'sn 3'.AE2:'sn 3'.AE8 'sn 3'.O2:'sn 3'.O8 'sn 3'.P1:'sn 3'.P1 'sn 3'.P2:'sn 3'.P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4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8" table:default-cell-style-name="Default"/>
        <table:table-column table:style-name="co6" table:number-columns-repeated="2" table:default-cell-style-name="ce2"/>
        <table:table-column table:style-name="co6" table:number-columns-repeated="20" table:default-cell-style-name="Default"/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table:style-name="ce2" office:value-type="string" calcext:value-type="string">
            <text:p>sn3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SN3 eye_volt, v</text:p>
          </table:table-cell>
          <table:table-cell office:value-type="string" calcext:value-type="string">
            <text:p>SN3 eyevolt, v rpt_</text:p>
          </table:table-cell>
          <table:table-cell office:value-type="string" calcext:value-type="string">
            <text:p>SN3 eyevolt, v rpt2_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SN3 eye_volt, v 0.75 rpt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3 eye_volt, v 0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office:value-type="string" calcext:value-type="string">
            <text:p>SN3 eye_volt, v 1.5 rpt</text:p>
          </table:table-cell>
          <table:table-cell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3 eye_volt, v 3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3 eye_volt, v 0.37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3 eye_volt, v 0.5 rpt</text:p>
          </table:table-cell>
          <table:table-cell table:style-name="ce2" office:value-type="string" calcext:value-type="string">
            <text:p>I, A</text:p>
          </table:table-cell>
          <table:table-cell/>
          <table:table-cell table:style-name="ce2" office:value-type="string" calcext:value-type="string">
            <text:p>X, in</text:p>
          </table:table-cell>
          <table:table-cell table:style-name="ce2" office:value-type="string" calcext:value-type="string">
            <text:p>Vcc, v</text:p>
          </table:table-cell>
          <table:table-cell table:style-name="ce2" office:value-type="string" calcext:value-type="string">
            <text:p>SN3 eye_volt, v 0.75 rpt</text:p>
          </table:table-cell>
          <table:table-cell table:style-name="ce2"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222" calcext:value-type="float">
            <text:p>0.222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office:value-type="float" office:value="0.972" calcext:value-type="float">
            <text:p>0.972</text:p>
          </table:table-cell>
          <table:table-cell office:value-type="float" office:value="0.016" calcext:value-type="float">
            <text:p>0.016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864" calcext:value-type="float">
            <text:p>1.864</text:p>
          </table:table-cell>
          <table:table-cell table:style-name="ce2" office:value-type="float" office:value="0.016" calcext:value-type="float">
            <text:p>0.016</text:p>
          </table:table-cell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377" calcext:value-type="float">
            <text:p>0.377</text:p>
          </table:table-cell>
          <table:table-cell table:style-name="ce2"/>
          <table:table-cell/>
          <table:table-cell table:style-name="ce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59" calcext:value-type="float">
            <text:p>0.59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224" calcext:value-type="float">
            <text:p>0.22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18" calcext:value-type="float">
            <text:p>0.018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float" office:value="1.106" calcext:value-type="float">
            <text:p>1.106</text:p>
          </table:table-cell>
          <table:table-cell office:value-type="float" office:value="0.017" calcext:value-type="float">
            <text:p>0.017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0.017" calcext:value-type="float">
            <text:p>0.017</text:p>
          </table:table-cell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241" calcext:value-type="float">
            <text:p>0.241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391" calcext:value-type="float">
            <text:p>0.391</text:p>
          </table:table-cell>
          <table:table-cell table:style-name="ce2"/>
          <table:table-cell/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683" calcext:value-type="float">
            <text:p>0.683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08" calcext:value-type="float">
            <text:p>0.20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21" calcext:value-type="float">
            <text:p>0.02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343" calcext:value-type="float">
            <text:p>0.343</text:p>
          </table:table-cell>
          <table:table-cell table:style-name="ce2" office:value-type="float" office:value="0.019" calcext:value-type="float">
            <text:p>0.019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3" calcext:value-type="float">
            <text:p>3.3</text:p>
          </table:table-cell>
          <table:table-cell office:value-type="float" office:value="1.222" calcext:value-type="float">
            <text:p>1.222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float" office:value="2.02" calcext:value-type="float">
            <text:p>2.02</text:p>
          </table:table-cell>
          <table:table-cell table:style-name="ce2" office:value-type="float" office:value="0.02" calcext:value-type="float">
            <text:p>0.02</text:p>
          </table:table-cell>
          <table:table-cell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298" calcext:value-type="float">
            <text:p>0.298</text:p>
          </table:table-cell>
          <table:table-cell table:style-name="ce2"/>
          <table:table-cell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58" calcext:value-type="float">
            <text:p>0.58</text:p>
          </table:table-cell>
          <table:table-cell table:style-name="ce2"/>
          <table:table-cell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855" calcext:value-type="float">
            <text:p>0.855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231" calcext:value-type="float">
            <text:p>0.231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1.029" calcext:value-type="float">
            <text:p>1.029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411" calcext:value-type="float">
            <text:p>0.411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office:value-type="float" office:value="1.433" calcext:value-type="float">
            <text:p>1.433</text:p>
          </table:table-cell>
          <table:table-cell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138" calcext:value-type="float">
            <text:p>2.138</text:p>
          </table:table-cell>
          <table:table-cell table:style-name="ce2" office:value-type="float" office:value="0.023" calcext:value-type="float">
            <text:p>0.023</text:p>
          </table:table-cell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1" calcext:value-type="float">
            <text:p>0.71</text:p>
          </table:table-cell>
          <table:table-cell table:style-name="ce2"/>
          <table:table-cell/>
          <table:table-cell table:style-name="ce2"/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957" calcext:value-type="float">
            <text:p>0.957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375" calcext:value-type="float">
            <text:p>0.375</text:p>
          </table:table-cell>
          <table:table-cell/>
          <table:table-cell office:value-type="float" office:value="0.298" calcext:value-type="float">
            <text:p>0.2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362" calcext:value-type="float">
            <text:p>1.362</text:p>
          </table:table-cell>
          <table:table-cell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55" calcext:value-type="float">
            <text:p>0.555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office:value-type="float" office:value="1.828" calcext:value-type="float">
            <text:p>1.828</text:p>
          </table:table-cell>
          <table:table-cell office:value-type="float" office:value="0.027" calcext:value-type="float">
            <text:p>0.027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0.028" calcext:value-type="float">
            <text:p>0.028</text:p>
          </table:table-cell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84" calcext:value-type="float">
            <text:p>0.884</text:p>
          </table:table-cell>
          <table:table-cell table:style-name="ce2"/>
          <table:table-cell/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.232" calcext:value-type="float">
            <text:p>1.232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.94</text:p>
          </table:table-cell>
          <table:table-cell office:value-type="float" office:value="0.038" calcext:value-type="float">
            <text:p>0.038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888" calcext:value-type="float">
            <text:p>0.888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float" office:value="2.62" calcext:value-type="float">
            <text:p>2.62</text:p>
          </table:table-cell>
          <table:table-cell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0.037" calcext:value-type="float">
            <text:p>0.037</text:p>
          </table:table-cell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.768" calcext:value-type="float">
            <text:p>0.768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37" calcext:value-type="float">
            <text:p>1.37</text:p>
          </table:table-cell>
          <table:table-cell table:style-name="ce2"/>
          <table:table-cell/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.805" calcext:value-type="float">
            <text:p>1.805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18"/>
          <table:table-cell table:style-name="ce2"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56" calcext:value-type="float">
            <text:p>0.556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796" calcext:value-type="float">
            <text:p>0.796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861" calcext:value-type="float">
            <text:p>0.861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15" calcext:value-type="float">
            <text:p>1.15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305" calcext:value-type="float">
            <text:p>1.305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374" calcext:value-type="float">
            <text:p>1.374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1.754" calcext:value-type="float">
            <text:p>1.754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037" calcext:value-type="float">
            <text:p>2.037</text:p>
          </table:table-cell>
          <table:table-cell table:style-name="ce5" office:value-type="float" office:value="2.02" calcext:value-type="float">
            <text:p>2.0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18" calcext:value-type="float">
            <text:p>2.18</text:p>
          </table:table-cell>
          <table:table-cell table:number-columns-repeated="37"/>
        </table:table-row>
        <table:table-row table:style-name="ro1" table:number-rows-repeated="1048554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  <table:database-ranges>
        <table:database-range table:name="__Anonymous_Sheet_DB__0" table:target-range-address="'sn 1 burned'.I1:'sn 1 burned'.L1048576">
          <table:sort>
            <table:sort-by table:field-number="3" table:data-type="automatic"/>
          </table:sort>
        </table:database-range>
        <table:database-range table:name="__Anonymous_Sheet_DB__1" table:target-range-address="'sn 2'.K1:'sn 2'.N1048576">
          <table:sort>
            <table:sort-by table:field-number="3" table:data-type="automatic"/>
          </table:sort>
        </table:database-range>
        <table:database-range table:name="__Anonymous_Sheet_DB__2" table:target-range-address="'sn 3'.I1:'sn 3'.L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7.3.7.2$Linux_X86_64 LibreOffice_project/30$Build-2</meta:generator>
    <dc:date>2025-01-19T13:16:12.980321613</dc:date>
    <meta:editing-duration>PT1H17M12S</meta:editing-duration>
    <meta:editing-cycles>29</meta:editing-cycles>
    <meta:document-statistic meta:table-count="3" meta:cell-count="61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 style:data-style-name="N121">
      <style:text-properties fo:color="#ff00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162cm" svg:y="0.386cm" chart:style-name="ch2">
          <text:p>IR Sensor SN 1 Characteristic</text:p>
        </chart:title>
        <chart:subtitle svg:x="8.186cm" svg:y="1.415cm" chart:style-name="ch3">
          <text:p>Vcc = 3.3 v</text:p>
        </chart:subtitle>
        <chart:legend chart:legend-position="end" svg:x="2.822cm" svg:y="2.349cm" style:legend-expansion="custom" svg:width="5.89cm" svg:height="3.403cm" style:legend-expansion-aspect-ratio="1.73082574199236" chart:style-name="ch4"/>
        <chart:plot-area chart:style-name="ch5" table:cell-range-address="'sn 1 burned'.D2:'sn 1 burned'.E17 'sn 1 burned'.E1:'sn 1 burned'.F1 'sn 1 burned'.G1:'sn 1 burned'.G18 'sn 1 burned'.F2:'sn 1 burned'.H18" chart:data-source-has-labels="row" svg:x="1.651cm" svg:y="1.868cm" svg:width="16.499cm" svg:height="10.281cm">
          <chart:coordinate-region svg:x="2.378cm" svg:y="2.067cm" svg:width="15.678cm" svg:height="9.435cm"/>
          <chart:axis chart:dimension="x" chart:name="primary-x" chart:style-name="ch6">
            <chart:title svg:x="8.718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'sn 1 burned'.E2:'sn 1 burned'.E17" chart:label-cell-address="'sn 1 burned'.E1:'sn 1 burned'.E1" chart:class="chart:scatter">
            <chart:domain table:cell-range-address="'sn 1 burned'.D2:'sn 1 burned'.D17"/>
            <chart:regression-curve chart:style-name="ch12">
              <chart:equation chart:display-equation="true" chart:display-r-square="true" svg:x="8.681cm" svg:y="2.378cm" chart:style-name="ch13"/>
            </chart:regression-curve>
            <chart:data-point chart:repeated="16"/>
          </chart:series>
          <chart:series chart:style-name="ch14" chart:values-cell-range-address="'sn 1 burned'.G2:'sn 1 burned'.G18" chart:label-cell-address="'sn 1 burned'.G1:'sn 1 burned'.G1" chart:class="chart:scatter">
            <chart:domain table:cell-range-address="'sn 1 burned'.D2:'sn 1 burned'.D18"/>
            <chart:data-point chart:repeated="17"/>
          </chart:series>
          <chart:series chart:style-name="ch15" chart:values-cell-range-address="'sn 1 burned'.F2:'sn 1 burned'.H18" chart:label-cell-address="'sn 1 burned'.F1:'sn 1 burned'.F1" chart:class="chart:scatter">
            <chart:domain table:cell-range-address="'sn 1 burned'.D2:'sn 1 burned'.D18"/>
            <chart:regression-curve chart:style-name="ch16">
              <chart:equation chart:display-equation="true" chart:display-r-square="true" svg:x="12.933cm" svg:y="5.073cm" chart:style-name="ch17"/>
            </chart:regression-curve>
            <chart:data-point chart:repeated="5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N1 eye_volt, v</text:p>
                <draw:g>
                  <svg:desc>'sn 1 burned'.E1:'sn 1 burned'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1 eyevolt, v rpt2_</text:p>
                <draw:g>
                  <svg:desc>'sn 1 burned'.G1:'sn 1 burned'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1 eyevolt, v rpt_</text:p>
                <draw:g>
                  <svg:desc>'sn 1 burned'.F1:'sn 1 burned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n 1 burned'.D2:'sn 1 burned'.D17</svg:desc>
                </draw:g>
              </table:table-cell>
              <table:table-cell office:value-type="float" office:value="0.895">
                <text:p>0.895</text:p>
                <draw:g>
                  <svg:desc>'sn 1 burned'.E2:'sn 1 burned'.E17</svg:desc>
                </draw:g>
              </table:table-cell>
              <table:table-cell office:value-type="float" office:value="0">
                <text:p>0</text:p>
                <draw:g>
                  <svg:desc>'sn 1 burned'.D2:'sn 1 burned'.D18</svg:desc>
                </draw:g>
              </table:table-cell>
              <table:table-cell office:value-type="float" office:value="NaN">
                <text:p>NaN</text:p>
                <draw:g>
                  <svg:desc>'sn 1 burned'.G2:'sn 1 burned'.G18</svg:desc>
                </draw:g>
              </table:table-cell>
              <table:table-cell office:value-type="float" office:value="0">
                <text:p>0</text:p>
                <draw:g>
                  <svg:desc>'sn 1 burned'.D2:'sn 1 burned'.D18</svg:desc>
                </draw:g>
              </table:table-cell>
              <table:table-cell office:value-type="float" office:value="0.56">
                <text:p>0.56</text:p>
                <draw:g>
                  <svg:desc>'sn 1 burned'.F2:'sn 1 burned'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21">
      <style:text-properties fo:color="#158466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6" style:family="chart" style:data-style-name="N121">
      <style:text-properties fo:color="#5983b0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9" style:family="chart" style:data-style-name="N121">
      <style:text-properties fo:color="#ff8000"/>
    </style:style>
    <style:style style:name="ch2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22" style:family="chart" style:data-style-name="N122"/>
    <style:style style:name="ch2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5" style:family="chart" style:data-style-name="N121">
      <style:text-properties fo:color="#127622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8" style:family="chart" style:data-style-name="N121">
      <style:text-properties fo:color="#800080"/>
    </style:style>
    <style:style style:name="ch2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31" style:family="chart" style:data-style-name="N121">
      <style:text-properties fo:color="#ff0000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48cm" svg:y="0.465cm" chart:style-name="ch2">
          <text:p>IR Sensor #2 Sensitivity</text:p>
        </chart:title>
        <chart:subtitle svg:x="10.107cm" svg:y="1.573cm" chart:style-name="ch3">
          <text:p>0.75 inches Tip From Skin</text:p>
        </chart:subtitle>
        <chart:legend chart:legend-position="end" svg:x="2.517cm" svg:y="3.158cm" style:legend-expansion="custom" svg:width="7.135cm" svg:height="6.23cm" style:legend-expansion-aspect-ratio="1.14526484751204" chart:style-name="ch4"/>
        <chart:plot-area chart:style-name="ch5" table:cell-range-address="'sn 1 burned'.Y2:'sn 1 burned'.Z7 'sn 1 burned'.Z1:'sn 1 burned'.Z1 'sn 1 burned'.AJ1:'sn 1 burned'.AJ7 'sn 1 burned'.U1:'sn 1 burned'.U7 'sn 1 burned'.K1:'sn 1 burned'.K7 'sn 1 burned'.AO1:'sn 1 burned'.AO7 'sn 1 burned'.AE1:'sn 1 burned'.AE7 'sn 1 burned'.P1:'sn 1 burned'.P7" chart:data-source-has-labels="row" svg:x="0.371cm" svg:y="2.111cm" svg:width="24.722cm" svg:height="15.004cm">
          <chart:coordinate-region svg:x="1.098cm" svg:y="2.31cm" svg:width="23.755cm" svg:height="14.158cm"/>
          <chart:axis chart:dimension="x" chart:name="primary-x" chart:style-name="ch6">
            <chart:title svg:x="12.251cm" svg:y="15.909cm" chart:style-name="ch7">
              <text:p>Vcc, v</text:p>
            </chart:title>
          </chart:axis>
          <chart:axis chart:dimension="y" chart:name="primary-y" chart:style-name="ch8">
            <chart:title svg:x="0cm" svg:y="10.438cm" chart:style-name="ch9">
              <text:p>eye_volt, v</text:p>
            </chart:title>
            <chart:grid chart:style-name="ch10" chart:class="major"/>
          </chart:axis>
          <chart:series chart:style-name="ch11" chart:values-cell-range-address="'sn 1 burned'.Z2:'sn 1 burned'.Z7" chart:label-cell-address="'sn 1 burned'.Z1:'sn 1 burned'.Z1" chart:class="chart:scatter">
            <chart:domain table:cell-range-address="'sn 1 burned'.Y2:'sn 1 burned'.Y7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6"/>
          </chart:series>
          <chart:series chart:style-name="ch14" chart:values-cell-range-address="'sn 1 burned'.AJ2:'sn 1 burned'.AJ7" chart:label-cell-address="'sn 1 burned'.AJ1:'sn 1 burned'.AJ1" chart:class="chart:scatter">
            <chart:domain table:cell-range-address="'sn 1 burned'.AI2:'sn 1 burned'.AI7"/>
            <chart:regression-curve chart:style-name="ch15">
              <chart:equation chart:display-equation="true" chart:display-r-square="true" svg:x="20.904cm" svg:y="8.727cm" chart:style-name="ch16"/>
            </chart:regression-curve>
            <chart:data-point chart:repeated="6"/>
          </chart:series>
          <chart:series chart:style-name="ch17" chart:values-cell-range-address="'sn 1 burned'.U2:'sn 1 burned'.U7" chart:label-cell-address="'sn 1 burned'.U1:'sn 1 burned'.U1" chart:class="chart:scatter">
            <chart:domain table:cell-range-address="'sn 1 burned'.T2:'sn 1 burned'.T7"/>
            <chart:regression-curve chart:style-name="ch18">
              <chart:equation chart:display-equation="true" chart:display-r-square="true" svg:x="20.723cm" svg:y="4.772cm" chart:style-name="ch19"/>
            </chart:regression-curve>
            <chart:data-point chart:repeated="6"/>
          </chart:series>
          <chart:series chart:style-name="ch20" chart:values-cell-range-address="'sn 1 burned'.K2:'sn 1 burned'.K7" chart:label-cell-address="'sn 1 burned'.K1:'sn 1 burned'.K1" chart:class="chart:scatter">
            <chart:domain table:cell-range-address="'sn 1 burned'.J2:'sn 1 burned'.J7"/>
            <chart:regression-curve chart:style-name="ch21">
              <chart:equation chart:display-equation="true" chart:display-r-square="true" svg:x="20.647cm" svg:y="6.532cm" chart:style-name="ch22"/>
            </chart:regression-curve>
            <chart:data-point chart:repeated="6"/>
          </chart:series>
          <chart:series chart:style-name="ch23" chart:values-cell-range-address="'sn 1 burned'.AO2:'sn 1 burned'.AO7" chart:label-cell-address="'sn 1 burned'.AO1:'sn 1 burned'.AO1" chart:class="chart:scatter">
            <chart:domain table:cell-range-address="'sn 1 burned'.AN2:'sn 1 burned'.AN7"/>
            <chart:regression-curve chart:style-name="ch24">
              <chart:equation chart:display-equation="true" chart:display-r-square="true" svg:x="21.017cm" svg:y="7.66cm" chart:style-name="ch25"/>
            </chart:regression-curve>
            <chart:data-point chart:repeated="6"/>
          </chart:series>
          <chart:series chart:style-name="ch26" chart:values-cell-range-address="'sn 1 burned'.AE2:'sn 1 burned'.AE7" chart:label-cell-address="'sn 1 burned'.AE1:'sn 1 burned'.AE1" chart:class="chart:scatter">
            <chart:domain table:cell-range-address="'sn 1 burned'.AD2:'sn 1 burned'.AD7"/>
            <chart:regression-curve chart:style-name="ch27">
              <chart:equation chart:display-equation="true" chart:display-r-square="true" svg:x="20.848cm" svg:y="11.376cm" chart:style-name="ch28"/>
            </chart:regression-curve>
            <chart:data-point chart:repeated="6"/>
          </chart:series>
          <chart:series chart:style-name="ch29" chart:values-cell-range-address="'sn 1 burned'.P2:'sn 1 burned'.P7" chart:label-cell-address="'sn 1 burned'.P1:'sn 1 burned'.P1" chart:class="chart:scatter">
            <chart:domain table:cell-range-address="'sn 1 burned'.O2:'sn 1 burned'.O7"/>
            <chart:regression-curve chart:style-name="ch30">
              <chart:equation chart:display-equation="true" chart:display-r-square="true" svg:x="21.017cm" svg:y="9.773cm" chart:style-name="ch31"/>
            </chart:regression-curve>
            <chart:data-point chart:repeated="6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SN1 eye_volt, v 0.75 rpt</text:p>
                <draw:g>
                  <svg:desc>'sn 1 burned'.Z1:'sn 1 burned'.Z1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SN1 eye_volt, v 0.75 rpt</text:p>
                <draw:g>
                  <svg:desc>'sn 1 burned'.AJ1:'sn 1 burned'.AJ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SN1 eye_volt, v 0.75 rpt</text:p>
                <draw:g>
                  <svg:desc>'sn 1 burned'.U1:'sn 1 burned'.U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N1 eye_volt, v 0.75 rpt</text:p>
                <draw:g>
                  <svg:desc>'sn 1 burned'.K1:'sn 1 burned'.K1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SN1 eye_volt, v 0.75 rpt</text:p>
                <draw:g>
                  <svg:desc>'sn 1 burned'.AO1:'sn 1 burned'.AO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SN1 eye_volt, v 0.75 rpt</text:p>
                <draw:g>
                  <svg:desc>'sn 1 burned'.AE1:'sn 1 burned'.AE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SN1 eye_volt, v 0.75 rpt</text:p>
                <draw:g>
                  <svg:desc>'sn 1 burned'.P1:'sn 1 burned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'sn 1 burned'.Y2:'sn 1 burned'.Y7</svg:desc>
                </draw:g>
              </table:table-cell>
              <table:table-cell office:value-type="float" office:value="1.77">
                <text:p>1.77</text:p>
                <draw:g>
                  <svg:desc>'sn 1 burned'.Z2:'sn 1 burned'.Z7</svg:desc>
                </draw:g>
              </table:table-cell>
              <table:table-cell office:value-type="float" office:value="2.8">
                <text:p>2.8</text:p>
                <draw:g>
                  <svg:desc>'sn 1 burned'.AI2:'sn 1 burned'.AI7</svg:desc>
                </draw:g>
              </table:table-cell>
              <table:table-cell office:value-type="float" office:value="0.489">
                <text:p>0.489</text:p>
                <draw:g>
                  <svg:desc>'sn 1 burned'.AJ2:'sn 1 burned'.AJ7</svg:desc>
                </draw:g>
              </table:table-cell>
              <table:table-cell office:value-type="float" office:value="2.8">
                <text:p>2.8</text:p>
                <draw:g>
                  <svg:desc>'sn 1 burned'.T2:'sn 1 burned'.T7</svg:desc>
                </draw:g>
              </table:table-cell>
              <table:table-cell office:value-type="float" office:value="1">
                <text:p>1</text:p>
                <draw:g>
                  <svg:desc>'sn 1 burned'.U2:'sn 1 burned'.U7</svg:desc>
                </draw:g>
              </table:table-cell>
              <table:table-cell office:value-type="float" office:value="2.8">
                <text:p>2.8</text:p>
                <draw:g>
                  <svg:desc>'sn 1 burned'.J2:'sn 1 burned'.J7</svg:desc>
                </draw:g>
              </table:table-cell>
              <table:table-cell office:value-type="float" office:value="0.572">
                <text:p>0.572</text:p>
                <draw:g>
                  <svg:desc>'sn 1 burned'.K2:'sn 1 burned'.K7</svg:desc>
                </draw:g>
              </table:table-cell>
              <table:table-cell office:value-type="float" office:value="2.8">
                <text:p>2.8</text:p>
                <draw:g>
                  <svg:desc>'sn 1 burned'.AN2:'sn 1 burned'.AN7</svg:desc>
                </draw:g>
              </table:table-cell>
              <table:table-cell office:value-type="float" office:value="0.688">
                <text:p>0.688</text:p>
                <draw:g>
                  <svg:desc>'sn 1 burned'.AO2:'sn 1 burned'.AO7</svg:desc>
                </draw:g>
              </table:table-cell>
              <table:table-cell office:value-type="float" office:value="2.8">
                <text:p>2.8</text:p>
                <draw:g>
                  <svg:desc>'sn 1 burned'.AD2:'sn 1 burned'.AD7</svg:desc>
                </draw:g>
              </table:table-cell>
              <table:table-cell office:value-type="float" office:value="0.396">
                <text:p>0.396</text:p>
                <draw:g>
                  <svg:desc>'sn 1 burned'.AE2:'sn 1 burned'.AE7</svg:desc>
                </draw:g>
              </table:table-cell>
              <table:table-cell office:value-type="float" office:value="2.8">
                <text:p>2.8</text:p>
                <draw:g>
                  <svg:desc>'sn 1 burned'.O2:'sn 1 burned'.O7</svg:desc>
                </draw:g>
              </table:table-cell>
              <table:table-cell office:value-type="float" office:value="0.437">
                <text:p>0.437</text:p>
                <draw:g>
                  <svg:desc>'sn 1 burned'.P2:'sn 1 burned'.P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5">
                <text:p>1.85</text:p>
              </table:table-cell>
              <table:table-cell office:value-type="float" office:value="3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3">
                <text:p>3</text:p>
              </table:table-cell>
              <table:table-cell office:value-type="float" office:value="1.152">
                <text:p>1.152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0.803">
                <text:p>0.803</text:p>
              </table:table-cell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  <table:table-cell office:value-type="float" office:value="3">
                <text:p>3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955">
                <text:p>1.955</text:p>
              </table:table-cell>
              <table:table-cell office:value-type="float" office:value="3.3">
                <text:p>3.3</text:p>
              </table:table-cell>
              <table:table-cell office:value-type="float" office:value="0.743">
                <text:p>0.743</text:p>
              </table:table-cell>
              <table:table-cell office:value-type="float" office:value="3.3">
                <text:p>3.3</text:p>
              </table:table-cell>
              <table:table-cell office:value-type="float" office:value="1.374">
                <text:p>1.374</text:p>
              </table:table-cell>
              <table:table-cell office:value-type="float" office:value="3.3">
                <text:p>3.3</text:p>
              </table:table-cell>
              <table:table-cell office:value-type="float" office:value="0.823">
                <text:p>0.823</text:p>
              </table:table-cell>
              <table:table-cell office:value-type="float" office:value="3.3">
                <text:p>3.3</text:p>
              </table:table-cell>
              <table:table-cell office:value-type="float" office:value="0.952">
                <text:p>0.952</text:p>
              </table:table-cell>
              <table:table-cell office:value-type="float" office:value="3.3">
                <text:p>3.3</text:p>
              </table:table-cell>
              <table:table-cell office:value-type="float" office:value="0.651">
                <text:p>0.651</text:p>
              </table:table-cell>
              <table:table-cell office:value-type="float" office:value="3.3">
                <text:p>3.3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024">
                <text:p>2.024</text:p>
              </table:table-cell>
              <table:table-cell office:value-type="float" office:value="3.5">
                <text:p>3.5</text:p>
              </table:table-cell>
              <table:table-cell office:value-type="float" office:value="0.846">
                <text:p>0.846</text:p>
              </table:table-cell>
              <table:table-cell office:value-type="float" office:value="3.5">
                <text:p>3.5</text:p>
              </table:table-cell>
              <table:table-cell office:value-type="float" office:value="1.525">
                <text:p>1.525</text:p>
              </table:table-cell>
              <table:table-cell office:value-type="float" office:value="3.5">
                <text:p>3.5</text:p>
              </table:table-cell>
              <table:table-cell office:value-type="float" office:value="1.049">
                <text:p>1.049</text:p>
              </table:table-cell>
              <table:table-cell office:value-type="float" office:value="3.5">
                <text:p>3.5</text:p>
              </table:table-cell>
              <table:table-cell office:value-type="float" office:value="1.096">
                <text:p>1.096</text:p>
              </table:table-cell>
              <table:table-cell office:value-type="float" office:value="3.5">
                <text:p>3.5</text:p>
              </table:table-cell>
              <table:table-cell office:value-type="float" office:value="0.751">
                <text:p>0.751</text:p>
              </table:table-cell>
              <table:table-cell office:value-type="float" office:value="3.5">
                <text:p>3.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28">
                <text:p>2.28</text:p>
              </table:table-cell>
              <table:table-cell office:value-type="float" office:value="4">
                <text:p>4</text:p>
              </table:table-cell>
              <table:table-cell office:value-type="float" office:value="1.113">
                <text:p>1.113</text:p>
              </table:table-cell>
              <table:table-cell office:value-type="float" office:value="4">
                <text:p>4</text:p>
              </table:table-cell>
              <table:table-cell office:value-type="float" office:value="1.92">
                <text:p>1.92</text:p>
              </table:table-cell>
              <table:table-cell office:value-type="float" office:value="4">
                <text:p>4</text:p>
              </table:table-cell>
              <table:table-cell office:value-type="float" office:value="1.385">
                <text:p>1.385</text:p>
              </table:table-cell>
              <table:table-cell office:value-type="float" office:value="4">
                <text:p>4</text:p>
              </table:table-cell>
              <table:table-cell office:value-type="float" office:value="1.389">
                <text:p>1.389</text:p>
              </table:table-cell>
              <table:table-cell office:value-type="float" office:value="4">
                <text:p>4</text:p>
              </table:table-cell>
              <table:table-cell office:value-type="float" office:value="0.995">
                <text:p>0.995</text:p>
              </table:table-cell>
              <table:table-cell office:value-type="float" office:value="4">
                <text:p>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5">
                <text:p>5</text:p>
              </table:table-cell>
              <table:table-cell office:value-type="float" office:value="1.678">
                <text:p>1.678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5">
                <text:p>5</text:p>
              </table:table-cell>
              <table:table-cell office:value-type="float" office:value="2.08">
                <text:p>2.08</text:p>
              </table:table-cell>
              <table:table-cell office:value-type="float" office:value="5">
                <text:p>5</text:p>
              </table:table-cell>
              <table:table-cell office:value-type="float" office:value="2.01">
                <text:p>2.01</text:p>
              </table:table-cell>
              <table:table-cell office:value-type="float" office:value="5">
                <text:p>5</text:p>
              </table:table-cell>
              <table:table-cell office:value-type="float" office:value="1.479">
                <text:p>1.479</text:p>
              </table:table-cell>
              <table:table-cell office:value-type="float" office:value="5">
                <text:p>5</text:p>
              </table:table-cell>
              <table:table-cell office:value-type="float" office:value="1.533">
                <text:p>1.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7" style:family="chart" style:data-style-name="N121">
      <style:text-properties fo:color="#00a933"/>
    </style:style>
    <style:style style:name="ch1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21" style:family="chart" style:data-style-name="N121">
      <style:text-properties fo:color="#ff0000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717cm" svg:y="0.386cm" chart:style-name="ch2">
          <text:p>IR Sensor Characteristic</text:p>
        </chart:title>
        <chart:subtitle svg:x="8.186cm" svg:y="1.415cm" chart:style-name="ch3">
          <text:p>Vcc = 3.3 v</text:p>
        </chart:subtitle>
        <chart:legend chart:legend-position="end" svg:x="2.822cm" svg:y="2.349cm" style:legend-expansion="custom" svg:width="5.89cm" svg:height="3.403cm" style:legend-expansion-aspect-ratio="1.73082574199236" chart:style-name="ch4"/>
        <chart:plot-area chart:style-name="ch5" table:cell-range-address="'sn 2'.D2:'sn 2'.D20 'sn 2'.G1:'sn 2'.G20 'sn 2'.E1:'sn 2'.F21 'sn 2'.I1:'sn 2'.I21 'sn 2'.H1:'sn 2'.H1 'sn 2'.H2:'sn 2'.J21" chart:data-source-has-labels="row" svg:x="1.651cm" svg:y="1.868cm" svg:width="16.499cm" svg:height="10.281cm">
          <chart:coordinate-region svg:x="2.378cm" svg:y="2.067cm" svg:width="15.678cm" svg:height="9.435cm"/>
          <chart:axis chart:dimension="x" chart:name="primary-x" chart:style-name="ch6">
            <chart:title svg:x="8.718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'sn 2'.G2:'sn 2'.G20" chart:label-cell-address="'sn 2'.G1:'sn 2'.G1" chart:class="chart:scatter">
            <chart:domain table:cell-range-address="'sn 2'.D2:'sn 2'.D20"/>
            <chart:regression-curve chart:style-name="ch12">
              <chart:equation chart:display-equation="true" chart:display-r-square="true" svg:x="14.262cm" svg:y="3.942cm" chart:style-name="ch13"/>
            </chart:regression-curve>
            <chart:data-point chart:repeated="19"/>
          </chart:series>
          <chart:series chart:style-name="ch14" chart:values-cell-range-address="'sn 2'.F2:'sn 2'.F21" chart:label-cell-address="'sn 2'.F1:'sn 2'.F1" chart:class="chart:scatter">
            <chart:domain table:cell-range-address="'sn 2'.D2:'sn 2'.D21"/>
            <chart:data-point chart:repeated="20"/>
          </chart:series>
          <chart:series chart:style-name="ch15" chart:values-cell-range-address="'sn 2'.E2:'sn 2'.E21" chart:label-cell-address="'sn 2'.E1:'sn 2'.E1" chart:class="chart:scatter">
            <chart:domain table:cell-range-address="'sn 2'.D2:'sn 2'.D21"/>
            <chart:regression-curve chart:style-name="ch16">
              <chart:equation chart:display-equation="true" chart:display-r-square="true" svg:x="8.371cm" svg:y="3.664cm" chart:style-name="ch17"/>
            </chart:regression-curve>
            <chart:data-point chart:repeated="20"/>
          </chart:series>
          <chart:series chart:style-name="ch18" chart:values-cell-range-address="'sn 2'.I2:'sn 2'.I21" chart:label-cell-address="'sn 2'.I1:'sn 2'.I1" chart:class="chart:scatter">
            <chart:domain table:cell-range-address="'sn 2'.D2:'sn 2'.D21"/>
            <chart:data-point chart:repeated="20"/>
          </chart:series>
          <chart:series chart:style-name="ch19" chart:values-cell-range-address="'sn 2'.H2:'sn 2'.J21" chart:label-cell-address="'sn 2'.H1:'sn 2'.H1" chart:class="chart:scatter">
            <chart:domain table:cell-range-address="'sn 2'.D2:'sn 2'.D21"/>
            <chart:regression-curve chart:style-name="ch20">
              <chart:equation chart:display-equation="true" chart:display-r-square="true" svg:x="12.933cm" svg:y="5.073cm" chart:style-name="ch21"/>
            </chart:regression-curve>
            <chart:data-point chart:repeated="6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N3 eye_volt, v</text:p>
                <draw:g>
                  <svg:desc>'sn 2'.G1:'sn 2'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2 eye_volt, v rpt</text:p>
                <draw:g>
                  <svg:desc>'sn 2'.F1:'sn 2'.F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2 eye_volt, v</text:p>
                <draw:g>
                  <svg:desc>'sn 2'.E1:'sn 2'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volt, v rpt2_</text:p>
                <draw:g>
                  <svg:desc>'sn 2'.I1:'sn 2'.I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volt, v rpt_</text:p>
                <draw:g>
                  <svg:desc>'sn 2'.H1:'sn 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n 2'.D2:'sn 2'.D20</svg:desc>
                </draw:g>
              </table:table-cell>
              <table:table-cell office:value-type="float" office:value="0.446">
                <text:p>0.446</text:p>
                <draw:g>
                  <svg:desc>'sn 2'.G2:'sn 2'.G20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853">
                <text:p>0.853</text:p>
                <draw:g>
                  <svg:desc>'sn 2'.F2:'sn 2'.F21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861">
                <text:p>0.861</text:p>
                <draw:g>
                  <svg:desc>'sn 2'.E2:'sn 2'.E21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NaN">
                <text:p>NaN</text:p>
                <draw:g>
                  <svg:desc>'sn 2'.I2:'sn 2'.I21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343">
                <text:p>0.343</text:p>
                <draw:g>
                  <svg:desc>'sn 2'.H2:'sn 2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24">
                <text:p>0.2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752">
                <text:p>0.7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08">
                <text:p>0.20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781">
                <text:p>0.78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31">
                <text:p>0.2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816">
                <text:p>0.81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7">
                <text:p>0.7</text:p>
              </table:table-cell>
              <table:table-cell office:value-type="float" office:value="0.375">
                <text:p>0.375</text:p>
              </table:table-cell>
              <table:table-cell office:value-type="float" office:value="0.814">
                <text:p>0.814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437">
                <text:p>0.4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92">
                <text:p>0.9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95">
                <text:p>0.99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56">
                <text:p>0.55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058">
                <text:p>1.05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796">
                <text:p>0.79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111">
                <text:p>1.11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1.123">
                <text:p>1.123</text:p>
              </table:table-cell>
              <table:table-cell office:value-type="float" office:value="0.75">
                <text:p>0.75</text:p>
              </table:table-cell>
              <table:table-cell office:value-type="float" office:value="1.215">
                <text:p>1.21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861">
                <text:p>0.86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203">
                <text:p>1.20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321">
                <text:p>1.3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403">
                <text:p>1.40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305">
                <text:p>1.30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15">
                <text:p>1.5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.374">
                <text:p>1.37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518">
                <text:p>1.51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51">
                <text:p>1.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664">
                <text:p>1.6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1.754">
                <text:p>1.7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037">
                <text:p>2.0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05">
                <text:p>2.0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27">
                <text:p>2.2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21">
      <style:text-properties fo:color="#158466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6" style:family="chart" style:data-style-name="N121">
      <style:text-properties fo:color="#ff8000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9" style:family="chart" style:data-style-name="N122"/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2" style:family="chart" style:data-style-name="N121">
      <style:text-properties fo:color="#127622"/>
    </style:style>
    <style:style style:name="ch2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25" style:family="chart" style:data-style-name="N121">
      <style:text-properties fo:color="#5983b0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8" style:family="chart" style:data-style-name="N121">
      <style:text-properties fo:color="#800080"/>
    </style:style>
    <style:style style:name="ch2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31" style:family="chart" style:data-style-name="N121">
      <style:text-properties fo:color="#ff0000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48cm" svg:y="0.465cm" chart:style-name="ch2">
          <text:p>IR Sensor #2 Sensitivity</text:p>
        </chart:title>
        <chart:subtitle svg:x="11.985cm" svg:y="1.573cm" chart:style-name="ch3">
          <text:p>map</text:p>
        </chart:subtitle>
        <chart:legend chart:legend-position="end" svg:x="2.517cm" svg:y="3.158cm" style:legend-expansion="custom" svg:width="7.135cm" svg:height="6.23cm" style:legend-expansion-aspect-ratio="1.14526484751204" chart:style-name="ch4"/>
        <chart:plot-area chart:style-name="ch5" table:cell-range-address="'sn 2'.AA2:'sn 2'.AB8 'sn 2'.AB1:'sn 2'.AB1 'sn 2'.W1:'sn 2'.W8 'sn 2'.M1:'sn 2'.M8 'sn 2'.AQ1:'sn 2'.AQ8 'sn 2'.AL1:'sn 2'.AL8 'sn 2'.AG1:'sn 2'.AG8 'sn 2'.R1:'sn 2'.R8" chart:data-source-has-labels="row" svg:x="0.371cm" svg:y="2.111cm" svg:width="24.722cm" svg:height="15.004cm">
          <chart:coordinate-region svg:x="1.098cm" svg:y="2.31cm" svg:width="23.755cm" svg:height="14.158cm"/>
          <chart:axis chart:dimension="x" chart:name="primary-x" chart:style-name="ch6">
            <chart:title svg:x="12.251cm" svg:y="15.909cm" chart:style-name="ch7">
              <text:p>Vcc, v</text:p>
            </chart:title>
          </chart:axis>
          <chart:axis chart:dimension="y" chart:name="primary-y" chart:style-name="ch8">
            <chart:title svg:x="0cm" svg:y="10.438cm" chart:style-name="ch9">
              <text:p>eye_volt, v</text:p>
            </chart:title>
            <chart:grid chart:style-name="ch10" chart:class="major"/>
          </chart:axis>
          <chart:series chart:style-name="ch11" chart:values-cell-range-address="'sn 2'.AB2:'sn 2'.AB8" chart:label-cell-address="'sn 2'.AB1:'sn 2'.AB1" chart:class="chart:scatter">
            <chart:domain table:cell-range-address="'sn 2'.AA2:'sn 2'.AA8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7"/>
          </chart:series>
          <chart:series chart:style-name="ch14" chart:values-cell-range-address="'sn 2'.W2:'sn 2'.W8" chart:label-cell-address="'sn 2'.W1:'sn 2'.W1" chart:class="chart:scatter">
            <chart:domain table:cell-range-address="'sn 2'.V2:'sn 2'.V8"/>
            <chart:regression-curve chart:style-name="ch15">
              <chart:equation chart:display-equation="true" chart:display-r-square="true" svg:x="20.723cm" svg:y="4.772cm" chart:style-name="ch16"/>
            </chart:regression-curve>
            <chart:data-point chart:repeated="7"/>
          </chart:series>
          <chart:series chart:style-name="ch17" chart:values-cell-range-address="'sn 2'.M2:'sn 2'.M8" chart:label-cell-address="'sn 2'.M1:'sn 2'.M1" chart:class="chart:scatter">
            <chart:domain table:cell-range-address="'sn 2'.L2:'sn 2'.L8"/>
            <chart:regression-curve chart:style-name="ch18">
              <chart:equation chart:display-equation="true" chart:display-r-square="true" svg:x="20.647cm" svg:y="6.532cm" chart:style-name="ch19"/>
            </chart:regression-curve>
            <chart:data-point chart:repeated="7"/>
          </chart:series>
          <chart:series chart:style-name="ch20" chart:values-cell-range-address="'sn 2'.AQ2:'sn 2'.AQ8" chart:label-cell-address="'sn 2'.AQ1:'sn 2'.AQ1" chart:class="chart:scatter">
            <chart:domain table:cell-range-address="'sn 2'.AP2:'sn 2'.AP8"/>
            <chart:regression-curve chart:style-name="ch21">
              <chart:equation chart:display-equation="true" chart:display-r-square="true" svg:x="21.017cm" svg:y="7.66cm" chart:style-name="ch22"/>
            </chart:regression-curve>
            <chart:data-point chart:repeated="7"/>
          </chart:series>
          <chart:series chart:style-name="ch23" chart:values-cell-range-address="'sn 2'.AL2:'sn 2'.AL8" chart:label-cell-address="'sn 2'.AL1:'sn 2'.AL1" chart:class="chart:scatter">
            <chart:domain table:cell-range-address="'sn 2'.AK2:'sn 2'.AK8"/>
            <chart:regression-curve chart:style-name="ch24">
              <chart:equation chart:display-equation="true" chart:display-r-square="true" svg:x="20.904cm" svg:y="8.727cm" chart:style-name="ch25"/>
            </chart:regression-curve>
            <chart:data-point chart:repeated="7"/>
          </chart:series>
          <chart:series chart:style-name="ch26" chart:values-cell-range-address="'sn 2'.AG2:'sn 2'.AG8" chart:label-cell-address="'sn 2'.AG1:'sn 2'.AG1" chart:class="chart:scatter">
            <chart:domain table:cell-range-address="'sn 2'.AF2:'sn 2'.AF8"/>
            <chart:regression-curve chart:style-name="ch27">
              <chart:equation chart:display-equation="true" chart:display-r-square="true" svg:x="20.848cm" svg:y="11.376cm" chart:style-name="ch28"/>
            </chart:regression-curve>
            <chart:data-point chart:repeated="7"/>
          </chart:series>
          <chart:series chart:style-name="ch29" chart:values-cell-range-address="'sn 2'.R2:'sn 2'.R8" chart:label-cell-address="'sn 2'.R1:'sn 2'.R1" chart:class="chart:scatter">
            <chart:domain table:cell-range-address="'sn 2'.Q2:'sn 2'.Q8"/>
            <chart:regression-curve chart:style-name="ch30">
              <chart:equation chart:display-equation="true" chart:display-r-square="true" svg:x="21.017cm" svg:y="9.773cm" chart:style-name="ch31"/>
            </chart:regression-curve>
            <chart:data-point chart:repeated="7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SN2 eye_volt, v 3 rpt</text:p>
                <draw:g>
                  <svg:desc>'sn 2'.AB1:'sn 2'.AB1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SN2 eye_volt, v 1.5 rpt</text:p>
                <draw:g>
                  <svg:desc>'sn 2'.W1:'sn 2'.W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SN2 eye_volt, v 0.75 rpt</text:p>
                <draw:g>
                  <svg:desc>'sn 2'.M1:'sn 2'.M1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SN2 eye_volt, v 0.75 rpt</text:p>
                <draw:g>
                  <svg:desc>'sn 2'.AQ1:'sn 2'.AQ1</svg:desc>
                </draw:g>
              </table:table-cell>
              <table:table-cell office:value-type="string">
                <text:p>Column AK</text:p>
              </table:table-cell>
              <table:table-cell office:value-type="string">
                <text:p>SN2 eye_volt, v 0.5 rpt</text:p>
                <draw:g>
                  <svg:desc>'sn 2'.AL1:'sn 2'.AL1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SN2 eye_volt, v 0.375 rpt</text:p>
                <draw:g>
                  <svg:desc>'sn 2'.AG1:'sn 2'.AG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SN2 eye_volt, v 0 rpt</text:p>
                <draw:g>
                  <svg:desc>'sn 2'.R1:'sn 2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'sn 2'.AA2:'sn 2'.AA8</svg:desc>
                </draw:g>
              </table:table-cell>
              <table:table-cell office:value-type="float" office:value="1.92">
                <text:p>1.92</text:p>
                <draw:g>
                  <svg:desc>'sn 2'.AB2:'sn 2'.AB8</svg:desc>
                </draw:g>
              </table:table-cell>
              <table:table-cell office:value-type="float" office:value="2.8">
                <text:p>2.8</text:p>
                <draw:g>
                  <svg:desc>'sn 2'.V2:'sn 2'.V8</svg:desc>
                </draw:g>
              </table:table-cell>
              <table:table-cell office:value-type="float" office:value="1.075">
                <text:p>1.075</text:p>
                <draw:g>
                  <svg:desc>'sn 2'.W2:'sn 2'.W8</svg:desc>
                </draw:g>
              </table:table-cell>
              <table:table-cell office:value-type="float" office:value="2.8">
                <text:p>2.8</text:p>
                <draw:g>
                  <svg:desc>'sn 2'.L2:'sn 2'.L8</svg:desc>
                </draw:g>
              </table:table-cell>
              <table:table-cell office:value-type="float" office:value="0.685">
                <text:p>0.685</text:p>
                <draw:g>
                  <svg:desc>'sn 2'.M2:'sn 2'.M8</svg:desc>
                </draw:g>
              </table:table-cell>
              <table:table-cell office:value-type="float" office:value="2.8">
                <text:p>2.8</text:p>
                <draw:g>
                  <svg:desc>'sn 2'.AP2:'sn 2'.AP8</svg:desc>
                </draw:g>
              </table:table-cell>
              <table:table-cell office:value-type="float" office:value="0.761">
                <text:p>0.761</text:p>
                <draw:g>
                  <svg:desc>'sn 2'.AQ2:'sn 2'.AQ8</svg:desc>
                </draw:g>
              </table:table-cell>
              <table:table-cell office:value-type="float" office:value="2.8">
                <text:p>2.8</text:p>
                <draw:g>
                  <svg:desc>'sn 2'.AK2:'sn 2'.AK8</svg:desc>
                </draw:g>
              </table:table-cell>
              <table:table-cell office:value-type="float" office:value="0.683">
                <text:p>0.683</text:p>
                <draw:g>
                  <svg:desc>'sn 2'.AL2:'sn 2'.AL8</svg:desc>
                </draw:g>
              </table:table-cell>
              <table:table-cell office:value-type="float" office:value="2.8">
                <text:p>2.8</text:p>
                <draw:g>
                  <svg:desc>'sn 2'.AF2:'sn 2'.AF8</svg:desc>
                </draw:g>
              </table:table-cell>
              <table:table-cell office:value-type="float" office:value="0.5">
                <text:p>0.5</text:p>
                <draw:g>
                  <svg:desc>'sn 2'.AG2:'sn 2'.AG8</svg:desc>
                </draw:g>
              </table:table-cell>
              <table:table-cell office:value-type="float" office:value="2.8">
                <text:p>2.8</text:p>
                <draw:g>
                  <svg:desc>'sn 2'.Q2:'sn 2'.Q8</svg:desc>
                </draw:g>
              </table:table-cell>
              <table:table-cell office:value-type="float" office:value="0.561">
                <text:p>0.561</text:p>
                <draw:g>
                  <svg:desc>'sn 2'.R2:'sn 2'.R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02">
                <text:p>2.02</text:p>
              </table:table-cell>
              <table:table-cell office:value-type="float" office:value="3">
                <text:p>3</text:p>
              </table:table-cell>
              <table:table-cell office:value-type="float" office:value="1.144">
                <text:p>1.144</text:p>
              </table:table-cell>
              <table:table-cell office:value-type="float" office:value="3">
                <text:p>3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  <table:table-cell office:value-type="float" office:value="0.892">
                <text:p>0.892</text:p>
              </table:table-cell>
              <table:table-cell office:value-type="float" office:value="3">
                <text:p>3</text:p>
              </table:table-cell>
              <table:table-cell office:value-type="float" office:value="0.779">
                <text:p>0.779</text:p>
              </table:table-cell>
              <table:table-cell office:value-type="float" office:value="3">
                <text:p>3</text:p>
              </table:table-cell>
              <table:table-cell office:value-type="float" office:value="0.645">
                <text:p>0.645</text:p>
              </table:table-cell>
              <table:table-cell office:value-type="float" office:value="3">
                <text:p>3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2.21">
                <text:p>2.21</text:p>
              </table:table-cell>
              <table:table-cell office:value-type="float" office:value="3.3">
                <text:p>3.3</text:p>
              </table:table-cell>
              <table:table-cell office:value-type="float" office:value="1.295">
                <text:p>1.295</text:p>
              </table:table-cell>
              <table:table-cell office:value-type="float" office:value="3.3">
                <text:p>3.3</text:p>
              </table:table-cell>
              <table:table-cell office:value-type="float" office:value="1.026">
                <text:p>1.026</text:p>
              </table:table-cell>
              <table:table-cell office:value-type="float" office:value="3.3">
                <text:p>3.3</text:p>
              </table:table-cell>
              <table:table-cell office:value-type="float" office:value="1.123">
                <text:p>1.12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3.3">
                <text:p>3.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17">
                <text:p>2.17</text:p>
              </table:table-cell>
              <table:table-cell office:value-type="float" office:value="3.5">
                <text:p>3.5</text:p>
              </table:table-cell>
              <table:table-cell office:value-type="float" office:value="1.442">
                <text:p>1.442</text:p>
              </table:table-cell>
              <table:table-cell office:value-type="float" office:value="3.5">
                <text:p>3.5</text:p>
              </table:table-cell>
              <table:table-cell office:value-type="float" office:value="1.16">
                <text:p>1.16</text:p>
              </table:table-cell>
              <table:table-cell office:value-type="float" office:value="3.5">
                <text:p>3.5</text:p>
              </table:table-cell>
              <table:table-cell office:value-type="float" office:value="1.22">
                <text:p>1.22</text:p>
              </table:table-cell>
              <table:table-cell office:value-type="float" office:value="3.5">
                <text:p>3.5</text:p>
              </table:table-cell>
              <table:table-cell office:value-type="float" office:value="1.125">
                <text:p>1.125</text:p>
              </table:table-cell>
              <table:table-cell office:value-type="float" office:value="3.5">
                <text:p>3.5</text:p>
              </table:table-cell>
              <table:table-cell office:value-type="float" office:value="0.934">
                <text:p>0.934</text:p>
              </table:table-cell>
              <table:table-cell office:value-type="float" office:value="3.5">
                <text:p>3.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9">
                <text:p>2.49</text:p>
              </table:table-cell>
              <table:table-cell office:value-type="float" office:value="4">
                <text:p>4</text:p>
              </table:table-cell>
              <table:table-cell office:value-type="float" office:value="1.844">
                <text:p>1.844</text:p>
              </table:table-cell>
              <table:table-cell office:value-type="float" office:value="4">
                <text:p>4</text:p>
              </table:table-cell>
              <table:table-cell office:value-type="float" office:value="1.455">
                <text:p>1.455</text:p>
              </table:table-cell>
              <table:table-cell office:value-type="float" office:value="4">
                <text:p>4</text:p>
              </table:table-cell>
              <table:table-cell office:value-type="float" office:value="1.68">
                <text:p>1.68</text:p>
              </table:table-cell>
              <table:table-cell office:value-type="float" office:value="4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  <table:table-cell office:value-type="float" office:value="1.271">
                <text:p>1.271</text:p>
              </table:table-cell>
              <table:table-cell office:value-type="float" office:value="4">
                <text:p>4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7">
                <text:p>2.97</text:p>
              </table:table-cell>
              <table:table-cell office:value-type="float" office:value="5">
                <text:p>5</text:p>
              </table:table-cell>
              <table:table-cell office:value-type="float" office:value="2.67">
                <text:p>2.67</text:p>
              </table:table-cell>
              <table:table-cell office:value-type="float" office:value="5">
                <text:p>5</text:p>
              </table:table-cell>
              <table:table-cell office:value-type="float" office:value="2.187">
                <text:p>2.187</text:p>
              </table:table-cell>
              <table:table-cell office:value-type="float" office:value="5">
                <text:p>5</text:p>
              </table:table-cell>
              <table:table-cell office:value-type="float" office:value="2.53">
                <text:p>2.53</text:p>
              </table:table-cell>
              <table:table-cell office:value-type="float" office:value="5">
                <text:p>5</text:p>
              </table:table-cell>
              <table:table-cell office:value-type="float" office:value="2.017">
                <text:p>2.017</text:p>
              </table:table-cell>
              <table:table-cell office:value-type="float" office:value="5">
                <text:p>5</text:p>
              </table:table-cell>
              <table:table-cell office:value-type="float" office:value="1.863">
                <text:p>1.863</text:p>
              </table:table-cell>
              <table:table-cell office:value-type="float" office:value="5">
                <text:p>5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7" style:family="chart" style:data-style-name="N121">
      <style:text-properties fo:color="#ff00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717cm" svg:y="0.386cm" chart:style-name="ch2">
          <text:p>IR Sensor Characteristic</text:p>
        </chart:title>
        <chart:subtitle svg:x="8.186cm" svg:y="1.415cm" chart:style-name="ch3">
          <text:p>Vcc = 3.3 v</text:p>
        </chart:subtitle>
        <chart:legend chart:legend-position="end" svg:x="2.822cm" svg:y="2.349cm" style:legend-expansion="custom" svg:width="5.89cm" svg:height="3.403cm" style:legend-expansion-aspect-ratio="1.73082574199236" chart:style-name="ch4"/>
        <chart:plot-area chart:style-name="ch5" table:cell-range-address="'sn 3'.D2:'sn 3'.E20 'sn 3'.E1:'sn 3'.F1 'sn 3'.G1:'sn 3'.G21 'sn 3'.F2:'sn 3'.H21" chart:data-source-has-labels="row" svg:x="1.651cm" svg:y="1.868cm" svg:width="16.499cm" svg:height="10.281cm">
          <chart:coordinate-region svg:x="2.378cm" svg:y="2.067cm" svg:width="15.678cm" svg:height="9.435cm"/>
          <chart:axis chart:dimension="x" chart:name="primary-x" chart:style-name="ch6">
            <chart:title svg:x="8.718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'sn 3'.E2:'sn 3'.E20" chart:label-cell-address="'sn 3'.E1:'sn 3'.E1" chart:class="chart:scatter">
            <chart:domain table:cell-range-address="'sn 3'.D2:'sn 3'.D20"/>
            <chart:regression-curve chart:style-name="ch12">
              <chart:equation chart:display-equation="true" chart:display-r-square="true" svg:x="8.681cm" svg:y="2.378cm" chart:style-name="ch13"/>
            </chart:regression-curve>
            <chart:data-point chart:repeated="19"/>
          </chart:series>
          <chart:series chart:style-name="ch14" chart:values-cell-range-address="'sn 3'.G2:'sn 3'.G21" chart:label-cell-address="'sn 3'.G1:'sn 3'.G1" chart:class="chart:scatter">
            <chart:domain table:cell-range-address="'sn 3'.D2:'sn 3'.D21"/>
            <chart:data-point chart:repeated="20"/>
          </chart:series>
          <chart:series chart:style-name="ch15" chart:values-cell-range-address="'sn 3'.F2:'sn 3'.H21" chart:label-cell-address="'sn 3'.F1:'sn 3'.F1" chart:class="chart:scatter">
            <chart:domain table:cell-range-address="'sn 3'.D2:'sn 3'.D21"/>
            <chart:regression-curve chart:style-name="ch16">
              <chart:equation chart:display-equation="true" chart:display-r-square="true" svg:x="12.933cm" svg:y="5.073cm" chart:style-name="ch17"/>
            </chart:regression-curve>
            <chart:data-point chart:repeated="6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N3 eye_volt, v</text:p>
                <draw:g>
                  <svg:desc>'sn 3'.E1:'sn 3'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volt, v rpt2_</text:p>
                <draw:g>
                  <svg:desc>'sn 3'.G1:'sn 3'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volt, v rpt_</text:p>
                <draw:g>
                  <svg:desc>'sn 3'.F1:'sn 3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n 3'.D2:'sn 3'.D20</svg:desc>
                </draw:g>
              </table:table-cell>
              <table:table-cell office:value-type="float" office:value="0.446">
                <text:p>0.446</text:p>
                <draw:g>
                  <svg:desc>'sn 3'.E2:'sn 3'.E20</svg:desc>
                </draw:g>
              </table:table-cell>
              <table:table-cell office:value-type="float" office:value="0">
                <text:p>0</text:p>
                <draw:g>
                  <svg:desc>'sn 3'.D2:'sn 3'.D21</svg:desc>
                </draw:g>
              </table:table-cell>
              <table:table-cell office:value-type="float" office:value="NaN">
                <text:p>NaN</text:p>
                <draw:g>
                  <svg:desc>'sn 3'.G2:'sn 3'.G21</svg:desc>
                </draw:g>
              </table:table-cell>
              <table:table-cell office:value-type="float" office:value="0">
                <text:p>0</text:p>
                <draw:g>
                  <svg:desc>'sn 3'.D2:'sn 3'.D21</svg:desc>
                </draw:g>
              </table:table-cell>
              <table:table-cell office:value-type="float" office:value="0.343">
                <text:p>0.343</text:p>
                <draw:g>
                  <svg:desc>'sn 3'.F2:'sn 3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24">
                <text:p>0.2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08">
                <text:p>0.20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31">
                <text:p>0.2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0.437">
                <text:p>0.4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56">
                <text:p>0.55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0.796">
                <text:p>0.79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861">
                <text:p>0.86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.305">
                <text:p>1.30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1.374">
                <text:p>1.37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51">
                <text:p>1.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1.754">
                <text:p>1.7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037">
                <text:p>2.0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13" style:family="chart" style:data-style-name="N121">
      <style:text-properties fo:color="#158466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8000"/>
    </style:style>
    <style:style style:name="ch16" style:family="chart" style:data-style-name="N121">
      <style:text-properties fo:color="#ff8000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9" style:family="chart" style:data-style-name="N122"/>
    <style:style style:name="ch2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22" style:family="chart" style:data-style-name="N121">
      <style:text-properties fo:color="#127622"/>
    </style:style>
    <style:style style:name="ch2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25" style:family="chart" style:data-style-name="N121">
      <style:text-properties fo:color="#5983b0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8" style:family="chart" style:data-style-name="N121">
      <style:text-properties fo:color="#800080"/>
    </style:style>
    <style:style style:name="ch2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31" style:family="chart" style:data-style-name="N121">
      <style:text-properties fo:color="#ff0000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853cm" svg:height="16.469cm" xlink:href=".." xlink:type="simple" chart:class="chart:scatter" chart:style-name="ch1">
        <chart:title svg:x="9.948cm" svg:y="0.465cm" chart:style-name="ch2">
          <text:p>IR Sensor #3 Sensitivity</text:p>
        </chart:title>
        <chart:subtitle svg:x="11.985cm" svg:y="1.573cm" chart:style-name="ch3">
          <text:p>map</text:p>
        </chart:subtitle>
        <chart:legend chart:legend-position="end" svg:x="2.517cm" svg:y="3.158cm" style:legend-expansion="custom" svg:width="7.135cm" svg:height="6.23cm" style:legend-expansion-aspect-ratio="1.14526484751204" chart:style-name="ch4"/>
        <chart:plot-area chart:style-name="ch5" table:cell-range-address="'sn 3'.Y2:'sn 3'.Z8 'sn 3'.Z1:'sn 3'.Z1 'sn 3'.U1:'sn 3'.U8 'sn 3'.K1:'sn 3'.K8 'sn 3'.AO1:'sn 3'.AO8 'sn 3'.AJ1:'sn 3'.AJ8 'sn 3'.AE1:'sn 3'.AE8 'sn 3'.P1:'sn 3'.P8" chart:data-source-has-labels="row" svg:x="0.371cm" svg:y="2.111cm" svg:width="24.722cm" svg:height="15.004cm">
          <chart:coordinate-region svg:x="1.098cm" svg:y="2.31cm" svg:width="23.755cm" svg:height="14.158cm"/>
          <chart:axis chart:dimension="x" chart:name="primary-x" chart:style-name="ch6">
            <chart:title svg:x="12.251cm" svg:y="15.909cm" chart:style-name="ch7">
              <text:p>Vcc, v</text:p>
            </chart:title>
          </chart:axis>
          <chart:axis chart:dimension="y" chart:name="primary-y" chart:style-name="ch8">
            <chart:title svg:x="0cm" svg:y="10.438cm" chart:style-name="ch9">
              <text:p>eye_volt, v</text:p>
            </chart:title>
            <chart:grid chart:style-name="ch10" chart:class="major"/>
          </chart:axis>
          <chart:series chart:style-name="ch11" chart:values-cell-range-address="'sn 3'.Z2:'sn 3'.Z8" chart:label-cell-address="'sn 3'.Z1:'sn 3'.Z1" chart:class="chart:scatter">
            <chart:domain table:cell-range-address="'sn 3'.Y2:'sn 3'.Y8"/>
            <chart:regression-curve chart:style-name="ch12">
              <chart:equation chart:display-equation="true" chart:display-r-square="true" svg:x="20.34cm" svg:y="3.282cm" chart:style-name="ch13"/>
            </chart:regression-curve>
            <chart:data-point chart:repeated="7"/>
          </chart:series>
          <chart:series chart:style-name="ch14" chart:values-cell-range-address="'sn 3'.U2:'sn 3'.U8" chart:label-cell-address="'sn 3'.U1:'sn 3'.U1" chart:class="chart:scatter">
            <chart:domain table:cell-range-address="'sn 3'.T2:'sn 3'.T8"/>
            <chart:regression-curve chart:style-name="ch15">
              <chart:equation chart:display-equation="true" chart:display-r-square="true" svg:x="20.723cm" svg:y="4.772cm" chart:style-name="ch16"/>
            </chart:regression-curve>
            <chart:data-point chart:repeated="7"/>
          </chart:series>
          <chart:series chart:style-name="ch17" chart:values-cell-range-address="'sn 3'.K2:'sn 3'.K8" chart:label-cell-address="'sn 3'.K1:'sn 3'.K1" chart:class="chart:scatter">
            <chart:domain table:cell-range-address="'sn 3'.J2:'sn 3'.J8"/>
            <chart:regression-curve chart:style-name="ch18">
              <chart:equation chart:display-equation="true" chart:display-r-square="true" svg:x="20.647cm" svg:y="6.532cm" chart:style-name="ch19"/>
            </chart:regression-curve>
            <chart:data-point chart:repeated="7"/>
          </chart:series>
          <chart:series chart:style-name="ch20" chart:values-cell-range-address="'sn 3'.AO2:'sn 3'.AO8" chart:label-cell-address="'sn 3'.AO1:'sn 3'.AO1" chart:class="chart:scatter">
            <chart:domain table:cell-range-address="'sn 3'.AN2:'sn 3'.AN8"/>
            <chart:regression-curve chart:style-name="ch21">
              <chart:equation chart:display-equation="true" chart:display-r-square="true" svg:x="21.017cm" svg:y="7.66cm" chart:style-name="ch22"/>
            </chart:regression-curve>
            <chart:data-point chart:repeated="7"/>
          </chart:series>
          <chart:series chart:style-name="ch23" chart:values-cell-range-address="'sn 3'.AJ2:'sn 3'.AJ8" chart:label-cell-address="'sn 3'.AJ1:'sn 3'.AJ1" chart:class="chart:scatter">
            <chart:domain table:cell-range-address="'sn 3'.AI2:'sn 3'.AI8"/>
            <chart:regression-curve chart:style-name="ch24">
              <chart:equation chart:display-equation="true" chart:display-r-square="true" svg:x="20.904cm" svg:y="8.727cm" chart:style-name="ch25"/>
            </chart:regression-curve>
            <chart:data-point chart:repeated="7"/>
          </chart:series>
          <chart:series chart:style-name="ch26" chart:values-cell-range-address="'sn 3'.AE2:'sn 3'.AE8" chart:label-cell-address="'sn 3'.AE1:'sn 3'.AE1" chart:class="chart:scatter">
            <chart:domain table:cell-range-address="'sn 3'.AD2:'sn 3'.AD8"/>
            <chart:regression-curve chart:style-name="ch27">
              <chart:equation chart:display-equation="true" chart:display-r-square="true" svg:x="20.848cm" svg:y="11.376cm" chart:style-name="ch28"/>
            </chart:regression-curve>
            <chart:data-point chart:repeated="7"/>
          </chart:series>
          <chart:series chart:style-name="ch29" chart:values-cell-range-address="'sn 3'.P2:'sn 3'.P8" chart:label-cell-address="'sn 3'.P1:'sn 3'.P1" chart:class="chart:scatter">
            <chart:domain table:cell-range-address="'sn 3'.O2:'sn 3'.O8"/>
            <chart:regression-curve chart:style-name="ch30">
              <chart:equation chart:display-equation="true" chart:display-r-square="true" svg:x="21.017cm" svg:y="9.773cm" chart:style-name="ch31"/>
            </chart:regression-curve>
            <chart:data-point chart:repeated="7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SN3 eye_volt, v 3 rpt</text:p>
                <draw:g>
                  <svg:desc>'sn 3'.Z1:'sn 3'.Z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SN3 eye_volt, v 1.5 rpt</text:p>
                <draw:g>
                  <svg:desc>'sn 3'.U1:'sn 3'.U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N3 eye_volt, v 0.75 rpt</text:p>
                <draw:g>
                  <svg:desc>'sn 3'.K1:'sn 3'.K1</svg:desc>
                </draw:g>
              </table:table-cell>
              <table:table-cell office:value-type="string">
                <text:p>Column AN</text:p>
              </table:table-cell>
              <table:table-cell office:value-type="string">
                <text:p>SN3 eye_volt, v 0.75 rpt</text:p>
                <draw:g>
                  <svg:desc>'sn 3'.AO1:'sn 3'.AO1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SN3 eye_volt, v 0.5 rpt</text:p>
                <draw:g>
                  <svg:desc>'sn 3'.AJ1:'sn 3'.AJ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SN3 eye_volt, v 0.375 rpt</text:p>
                <draw:g>
                  <svg:desc>'sn 3'.AE1:'sn 3'.AE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SN3 eye_volt, v 0 rpt</text:p>
                <draw:g>
                  <svg:desc>'sn 3'.P1:'sn 3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'sn 3'.Y2:'sn 3'.Y8</svg:desc>
                </draw:g>
              </table:table-cell>
              <table:table-cell office:value-type="float" office:value="1.864">
                <text:p>1.864</text:p>
                <draw:g>
                  <svg:desc>'sn 3'.Z2:'sn 3'.Z8</svg:desc>
                </draw:g>
              </table:table-cell>
              <table:table-cell office:value-type="float" office:value="2.8">
                <text:p>2.8</text:p>
                <draw:g>
                  <svg:desc>'sn 3'.T2:'sn 3'.T8</svg:desc>
                </draw:g>
              </table:table-cell>
              <table:table-cell office:value-type="float" office:value="0.972">
                <text:p>0.972</text:p>
                <draw:g>
                  <svg:desc>'sn 3'.U2:'sn 3'.U8</svg:desc>
                </draw:g>
              </table:table-cell>
              <table:table-cell office:value-type="float" office:value="2.8">
                <text:p>2.8</text:p>
                <draw:g>
                  <svg:desc>'sn 3'.J2:'sn 3'.J8</svg:desc>
                </draw:g>
              </table:table-cell>
              <table:table-cell office:value-type="float" office:value="0.6">
                <text:p>0.6</text:p>
                <draw:g>
                  <svg:desc>'sn 3'.K2:'sn 3'.K8</svg:desc>
                </draw:g>
              </table:table-cell>
              <table:table-cell office:value-type="float" office:value="2.8">
                <text:p>2.8</text:p>
                <draw:g>
                  <svg:desc>'sn 3'.AN2:'sn 3'.AN8</svg:desc>
                </draw:g>
              </table:table-cell>
              <table:table-cell office:value-type="float" office:value="0.59">
                <text:p>0.59</text:p>
                <draw:g>
                  <svg:desc>'sn 3'.AO2:'sn 3'.AO8</svg:desc>
                </draw:g>
              </table:table-cell>
              <table:table-cell office:value-type="float" office:value="2.8">
                <text:p>2.8</text:p>
                <draw:g>
                  <svg:desc>'sn 3'.AI2:'sn 3'.AI8</svg:desc>
                </draw:g>
              </table:table-cell>
              <table:table-cell office:value-type="float" office:value="0.377">
                <text:p>0.377</text:p>
                <draw:g>
                  <svg:desc>'sn 3'.AJ2:'sn 3'.AJ8</svg:desc>
                </draw:g>
              </table:table-cell>
              <table:table-cell office:value-type="float" office:value="2.8">
                <text:p>2.8</text:p>
                <draw:g>
                  <svg:desc>'sn 3'.AD2:'sn 3'.AD8</svg:desc>
                </draw:g>
              </table:table-cell>
              <table:table-cell office:value-type="float" office:value="0.218">
                <text:p>0.218</text:p>
                <draw:g>
                  <svg:desc>'sn 3'.AE2:'sn 3'.AE8</svg:desc>
                </draw:g>
              </table:table-cell>
              <table:table-cell office:value-type="float" office:value="2.8">
                <text:p>2.8</text:p>
                <draw:g>
                  <svg:desc>'sn 3'.O2:'sn 3'.O8</svg:desc>
                </draw:g>
              </table:table-cell>
              <table:table-cell office:value-type="float" office:value="0.222">
                <text:p>0.222</text:p>
                <draw:g>
                  <svg:desc>'sn 3'.P2:'sn 3'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93">
                <text:p>1.93</text:p>
              </table:table-cell>
              <table:table-cell office:value-type="float" office:value="3">
                <text:p>3</text:p>
              </table:table-cell>
              <table:table-cell office:value-type="float" office:value="1.106">
                <text:p>1.106</text:p>
              </table:table-cell>
              <table:table-cell office:value-type="float" office:value="3">
                <text:p>3</text:p>
              </table:table-cell>
              <table:table-cell office:value-type="float" office:value="0.729">
                <text:p>0.729</text:p>
              </table:table-cell>
              <table:table-cell office:value-type="float" office:value="3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3">
                <text:p>3</text:p>
              </table:table-cell>
              <table:table-cell office:value-type="float" office:value="0.391">
                <text:p>0.391</text:p>
              </table:table-cell>
              <table:table-cell office:value-type="float" office:value="3">
                <text:p>3</text:p>
              </table:table-cell>
              <table:table-cell office:value-type="float" office:value="0.241">
                <text:p>0.241</text:p>
              </table:table-cell>
              <table:table-cell office:value-type="float" office:value="3">
                <text:p>3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2.02">
                <text:p>2.02</text:p>
              </table:table-cell>
              <table:table-cell office:value-type="float" office:value="3.3">
                <text:p>3.3</text:p>
              </table:table-cell>
              <table:table-cell office:value-type="float" office:value="1.222">
                <text:p>1.222</text:p>
              </table:table-cell>
              <table:table-cell office:value-type="float" office:value="3.3">
                <text:p>3.3</text:p>
              </table:table-cell>
              <table:table-cell office:value-type="float" office:value="0.897">
                <text:p>0.897</text:p>
              </table:table-cell>
              <table:table-cell office:value-type="float" office:value="3.3">
                <text:p>3.3</text:p>
              </table:table-cell>
              <table:table-cell office:value-type="float" office:value="0.855">
                <text:p>0.855</text:p>
              </table:table-cell>
              <table:table-cell office:value-type="float" office:value="3.3">
                <text:p>3.3</text:p>
              </table:table-cell>
              <table:table-cell office:value-type="float" office:value="0.58">
                <text:p>0.58</text:p>
              </table:table-cell>
              <table:table-cell office:value-type="float" office:value="3.3">
                <text:p>3.3</text:p>
              </table:table-cell>
              <table:table-cell office:value-type="float" office:value="0.298">
                <text:p>0.298</text:p>
              </table:table-cell>
              <table:table-cell office:value-type="float" office:value="3.3">
                <text:p>3.3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138">
                <text:p>2.138</text:p>
              </table:table-cell>
              <table:table-cell office:value-type="float" office:value="3.5">
                <text:p>3.5</text:p>
              </table:table-cell>
              <table:table-cell office:value-type="float" office:value="1.433">
                <text:p>1.433</text:p>
              </table:table-cell>
              <table:table-cell office:value-type="float" office:value="3.5">
                <text:p>3.5</text:p>
              </table:table-cell>
              <table:table-cell office:value-type="float" office:value="1.029">
                <text:p>1.029</text:p>
              </table:table-cell>
              <table:table-cell office:value-type="float" office:value="3.5">
                <text:p>3.5</text:p>
              </table:table-cell>
              <table:table-cell office:value-type="float" office:value="0.957">
                <text:p>0.957</text:p>
              </table:table-cell>
              <table:table-cell office:value-type="float" office:value="3.5">
                <text:p>3.5</text:p>
              </table:table-cell>
              <table:table-cell office:value-type="float" office:value="0.71">
                <text:p>0.71</text:p>
              </table:table-cell>
              <table:table-cell office:value-type="float" office:value="3.5">
                <text:p>3.5</text:p>
              </table:table-cell>
              <table:table-cell office:value-type="float" office:value="0.341">
                <text:p>0.341</text:p>
              </table:table-cell>
              <table:table-cell office:value-type="float" office:value="3.5">
                <text:p>3.5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34">
                <text:p>2.34</text:p>
              </table:table-cell>
              <table:table-cell office:value-type="float" office:value="4">
                <text:p>4</text:p>
              </table:table-cell>
              <table:table-cell office:value-type="float" office:value="1.828">
                <text:p>1.828</text:p>
              </table:table-cell>
              <table:table-cell office:value-type="float" office:value="4">
                <text:p>4</text:p>
              </table:table-cell>
              <table:table-cell office:value-type="float" office:value="1.362">
                <text:p>1.362</text:p>
              </table:table-cell>
              <table:table-cell office:value-type="float" office:value="4">
                <text:p>4</text:p>
              </table:table-cell>
              <table:table-cell office:value-type="float" office:value="1.232">
                <text:p>1.232</text:p>
              </table:table-cell>
              <table:table-cell office:value-type="float" office:value="4">
                <text:p>4</text:p>
              </table:table-cell>
              <table:table-cell office:value-type="float" office:value="0.884">
                <text:p>0.884</text:p>
              </table:table-cell>
              <table:table-cell office:value-type="float" office:value="4">
                <text:p>4</text:p>
              </table:table-cell>
              <table:table-cell office:value-type="float" office:value="0.504">
                <text:p>0.504</text:p>
              </table:table-cell>
              <table:table-cell office:value-type="float" office:value="4">
                <text:p>4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9">
                <text:p>3.09</text:p>
              </table:table-cell>
              <table:table-cell office:value-type="float" office:value="5">
                <text:p>5</text:p>
              </table:table-cell>
              <table:table-cell office:value-type="float" office:value="2.62">
                <text:p>2.62</text:p>
              </table:table-cell>
              <table:table-cell office:value-type="float" office:value="5">
                <text:p>5</text:p>
              </table:table-cell>
              <table:table-cell office:value-type="float" office:value="1.94">
                <text:p>1.94</text:p>
              </table:table-cell>
              <table:table-cell office:value-type="float" office:value="5">
                <text:p>5</text:p>
              </table:table-cell>
              <table:table-cell office:value-type="float" office:value="1.805">
                <text:p>1.805</text:p>
              </table:table-cell>
              <table:table-cell office:value-type="float" office:value="5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5">
                <text:p>5</text:p>
              </table:table-cell>
              <table:table-cell office:value-type="float" office:value="0.768">
                <text:p>0.768</text:p>
              </table:table-cell>
              <table:table-cell office:value-type="float" office:value="5">
                <text:p>5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3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3" style:family="chart" style:data-style-name="N121">
      <style:text-properties fo:color="#729fcf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314004"/>
    </style:style>
    <style:style style:name="ch1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00080"/>
    </style:style>
    <style:style style:name="ch17" style:family="chart" style:data-style-name="N123">
      <style:text-properties fo:color="#55308d"/>
    </style:style>
    <style:style style:name="ch18" style:family="chart">
      <style:chart-properties chart:solid-type="cuboid" chart:symbol-type="named-symbol" chart:symbol-name="bow-tie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2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23" style:family="chart" style:data-style-name="N121">
      <style:text-properties fo:color="#00a933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2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26" style:family="chart" style:data-style-name="N123">
      <style:text-properties fo:color="#004586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29" style:family="chart" style:data-style-name="N121">
      <style:text-properties fo:color="#ff0000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1.403cm" svg:height="15.832cm" xlink:href=".." xlink:type="simple" chart:class="chart:scatter" chart:style-name="ch1">
        <chart:title svg:x="8.17cm" svg:y="0.452cm" chart:style-name="ch2">
          <text:p>IR Sensor Characteristic</text:p>
        </chart:title>
        <chart:subtitle svg:x="9.639cm" svg:y="1.547cm" chart:style-name="ch3">
          <text:p>Vcc = 3.3 v</text:p>
        </chart:subtitle>
        <chart:legend chart:legend-position="end" svg:x="2.152cm" svg:y="0.747cm" style:legend-expansion="custom" svg:width="6.815cm" svg:height="7.421cm" style:legend-expansion-aspect-ratio="0.918339846381889" chart:style-name="ch4"/>
        <chart:plot-area chart:style-name="ch5" table:cell-range-address="'sn 1 burned'.D2:'sn 1 burned'.F17 'sn 1 burned'.E1:'sn 1 burned'.F1 'sn 2'.E1:'sn 2'.F21 'sn 2'.G1:'sn 2'.G20 'sn 2'.H1:'sn 2'.H1 'sn 2'.H2:'sn 2'.J21" chart:data-source-has-labels="row" svg:x="0.705cm" svg:y="1.912cm" svg:width="18.962cm" svg:height="12.784cm">
          <chart:coordinate-region svg:x="1.432cm" svg:y="2.111cm" svg:width="18.141cm" svg:height="11.938cm"/>
          <chart:axis chart:dimension="x" chart:name="primary-x" chart:style-name="ch6">
            <chart:title svg:x="9.004cm" svg:y="15.012cm" chart:style-name="ch7">
              <text:p>Tip from skin, in</text:p>
            </chart:title>
          </chart:axis>
          <chart:axis chart:dimension="y" chart:name="primary-y" chart:style-name="ch8">
            <chart:title svg:x="0cm" svg:y="9.129cm" chart:style-name="ch9">
              <text:p>eye_volt, v</text:p>
            </chart:title>
            <chart:grid chart:style-name="ch10" chart:class="major"/>
          </chart:axis>
          <chart:series chart:style-name="ch11" chart:values-cell-range-address="'sn 1 burned'.E2:'sn 1 burned'.E17" chart:label-cell-address="'sn 1 burned'.E1:'sn 1 burned'.E1" chart:class="chart:scatter">
            <chart:domain table:cell-range-address="'sn 1 burned'.D2:'sn 1 burned'.D17"/>
            <chart:regression-curve chart:style-name="ch12">
              <chart:equation chart:display-equation="true" chart:display-r-square="true" svg:x="14.999cm" svg:y="0.37cm" chart:style-name="ch13"/>
            </chart:regression-curve>
            <chart:data-point chart:repeated="16"/>
          </chart:series>
          <chart:series chart:style-name="ch14" chart:values-cell-range-address="'sn 1 burned'.F2:'sn 1 burned'.F17" chart:label-cell-address="'sn 1 burned'.F1:'sn 1 burned'.F1" chart:class="chart:scatter">
            <chart:regression-curve chart:style-name="ch15"/>
            <chart:regression-curve chart:style-name="ch16">
              <chart:equation chart:display-equation="true" chart:display-r-square="true" svg:x="16.21cm" svg:y="0.981cm" chart:style-name="ch17"/>
            </chart:regression-curve>
            <chart:data-point chart:repeated="13"/>
            <chart:data-point chart:style-name="ch18"/>
            <chart:data-point chart:repeated="2"/>
          </chart:series>
          <chart:series chart:style-name="ch19" chart:values-cell-range-address="'sn 2'.F2:'sn 2'.F21" chart:label-cell-address="'sn 2'.F1:'sn 2'.F1" chart:class="chart:scatter">
            <chart:domain table:cell-range-address="'sn 2'.D2:'sn 2'.D21"/>
            <chart:regression-curve chart:style-name="ch20">
              <chart:equation chart:display-equation="true" chart:display-r-square="true" svg:x="15.06cm" svg:y="6.986cm" chart:style-name="ch17"/>
            </chart:regression-curve>
            <chart:data-point chart:repeated="20"/>
          </chart:series>
          <chart:series chart:style-name="ch21" chart:values-cell-range-address="'sn 2'.E2:'sn 2'.E21" chart:label-cell-address="'sn 2'.E1:'sn 2'.E1" chart:class="chart:scatter">
            <chart:domain table:cell-range-address="'sn 2'.D2:'sn 2'.D21"/>
            <chart:regression-curve chart:style-name="ch22">
              <chart:equation chart:display-equation="true" chart:display-r-square="true" svg:x="15.459cm" svg:y="8.112cm" chart:style-name="ch23"/>
            </chart:regression-curve>
            <chart:data-point chart:repeated="20"/>
          </chart:series>
          <chart:series chart:style-name="ch24" chart:values-cell-range-address="'sn 2'.G2:'sn 2'.G20" chart:label-cell-address="'sn 2'.G1:'sn 2'.G1" chart:class="chart:scatter">
            <chart:domain table:cell-range-address="'sn 2'.D2:'sn 2'.D20"/>
            <chart:regression-curve chart:style-name="ch25"/>
            <chart:regression-curve chart:style-name="ch25">
              <chart:equation chart:display-equation="true" chart:display-r-square="true" svg:x="16.118cm" svg:y="10.092cm" chart:style-name="ch26"/>
            </chart:regression-curve>
            <chart:data-point chart:repeated="19"/>
          </chart:series>
          <chart:series chart:style-name="ch27" chart:values-cell-range-address="'sn 2'.H2:'sn 2'.J21" chart:label-cell-address="'sn 2'.H1:'sn 2'.H1" chart:class="chart:scatter">
            <chart:domain table:cell-range-address="'sn 2'.D2:'sn 2'.D21"/>
            <chart:regression-curve chart:style-name="ch28">
              <chart:equation chart:display-equation="true" chart:display-r-square="true" svg:x="16.014cm" svg:y="10.96cm" chart:style-name="ch29"/>
            </chart:regression-curve>
            <chart:data-point chart:repeated="6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N1 eye_volt, v</text:p>
                <draw:g>
                  <svg:desc>'sn 1 burned'.E1:'sn 1 burned'.E1</svg:desc>
                </draw:g>
              </table:table-cell>
              <table:table-cell office:value-type="string">
                <text:p>SN1 eyevolt, v rpt_</text:p>
                <draw:g>
                  <svg:desc>'sn 1 burned'.F1:'sn 1 burned'.F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2 eye_volt, v rpt</text:p>
                <draw:g>
                  <svg:desc>'sn 2'.F1:'sn 2'.F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2 eye_volt, v</text:p>
                <draw:g>
                  <svg:desc>'sn 2'.E1:'sn 2'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_volt, v</text:p>
                <draw:g>
                  <svg:desc>'sn 2'.G1:'sn 2'.G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N3 eyevolt, v rpt_</text:p>
                <draw:g>
                  <svg:desc>'sn 2'.H1:'sn 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n 1 burned'.D2:'sn 1 burned'.D17</svg:desc>
                </draw:g>
              </table:table-cell>
              <table:table-cell office:value-type="float" office:value="0.895">
                <text:p>0.895</text:p>
                <draw:g>
                  <svg:desc>'sn 1 burned'.E2:'sn 1 burned'.E17</svg:desc>
                </draw:g>
              </table:table-cell>
              <table:table-cell office:value-type="float" office:value="0.56">
                <text:p>0.56</text:p>
                <draw:g>
                  <svg:desc>'sn 1 burned'.F2:'sn 1 burned'.F17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853">
                <text:p>0.853</text:p>
                <draw:g>
                  <svg:desc>'sn 2'.F2:'sn 2'.F21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861">
                <text:p>0.861</text:p>
                <draw:g>
                  <svg:desc>'sn 2'.E2:'sn 2'.E21</svg:desc>
                </draw:g>
              </table:table-cell>
              <table:table-cell office:value-type="float" office:value="0">
                <text:p>0</text:p>
                <draw:g>
                  <svg:desc>'sn 2'.D2:'sn 2'.D20</svg:desc>
                </draw:g>
              </table:table-cell>
              <table:table-cell office:value-type="float" office:value="0.446">
                <text:p>0.446</text:p>
                <draw:g>
                  <svg:desc>'sn 2'.G2:'sn 2'.G20</svg:desc>
                </draw:g>
              </table:table-cell>
              <table:table-cell office:value-type="float" office:value="0">
                <text:p>0</text:p>
                <draw:g>
                  <svg:desc>'sn 2'.D2:'sn 2'.D21</svg:desc>
                </draw:g>
              </table:table-cell>
              <table:table-cell office:value-type="float" office:value="0.343">
                <text:p>0.343</text:p>
                <draw:g>
                  <svg:desc>'sn 2'.H2:'sn 2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  <table:table-cell office:value-type="float" office:value="0.45">
                <text:p>0.4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752">
                <text:p>0.752</text:p>
              </table:table-cell>
              <table:table-cell office:value-type="float" office:value="0.1">
                <text:p>0.1</text:p>
              </table:table-cell>
              <table:table-cell office:value-type="float" office:value="0.224">
                <text:p>0.22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  <table:table-cell office:value-type="float" office:value="0.439">
                <text:p>0.439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781">
                <text:p>0.781</text:p>
              </table:table-cell>
              <table:table-cell office:value-type="float" office:value="0.2">
                <text:p>0.2</text:p>
              </table:table-cell>
              <table:table-cell office:value-type="float" office:value="0.208">
                <text:p>0.20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  <table:table-cell office:value-type="float" office:value="0.572">
                <text:p>0.57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816">
                <text:p>0.816</text:p>
              </table:table-cell>
              <table:table-cell office:value-type="float" office:value="0.3">
                <text:p>0.3</text:p>
              </table:table-cell>
              <table:table-cell office:value-type="float" office:value="0.231">
                <text:p>0.2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  <table:table-cell office:value-type="float" office:value="0.609">
                <text:p>0.609</text:p>
              </table:table-cell>
              <table:table-cell office:value-type="float" office:value="0.375">
                <text:p>0.375</text:p>
              </table:table-cell>
              <table:table-cell office:value-type="float" office:value="0.7">
                <text:p>0.7</text:p>
              </table:table-cell>
              <table:table-cell office:value-type="float" office:value="0.375">
                <text:p>0.375</text:p>
              </table:table-cell>
              <table:table-cell office:value-type="float" office:value="0.814">
                <text:p>0.814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.375">
                <text:p>0.37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  <table:table-cell office:value-type="float" office:value="0.649">
                <text:p>0.64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92">
                <text:p>0.92</text:p>
              </table:table-cell>
              <table:table-cell office:value-type="float" office:value="0.4">
                <text:p>0.4</text:p>
              </table:table-cell>
              <table:table-cell office:value-type="float" office:value="0.437">
                <text:p>0.4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  <table:table-cell office:value-type="float" office:value="0.828">
                <text:p>0.82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95">
                <text:p>0.995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  <table:table-cell office:value-type="float" office:value="0.856">
                <text:p>0.85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058">
                <text:p>1.058</text:p>
              </table:table-cell>
              <table:table-cell office:value-type="float" office:value="0.6">
                <text:p>0.6</text:p>
              </table:table-cell>
              <table:table-cell office:value-type="float" office:value="0.556">
                <text:p>0.55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  <table:table-cell office:value-type="float" office:value="0.936">
                <text:p>0.93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1.111">
                <text:p>1.111</text:p>
              </table:table-cell>
              <table:table-cell office:value-type="float" office:value="0.7">
                <text:p>0.7</text:p>
              </table:table-cell>
              <table:table-cell office:value-type="float" office:value="0.796">
                <text:p>0.79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  <table:table-cell office:value-type="float" office:value="1.124">
                <text:p>1.124</text:p>
              </table:table-cell>
              <table:table-cell office:value-type="float" office:value="0.75">
                <text:p>0.75</text:p>
              </table:table-cell>
              <table:table-cell office:value-type="float" office:value="1.123">
                <text:p>1.123</text:p>
              </table:table-cell>
              <table:table-cell office:value-type="float" office:value="0.75">
                <text:p>0.75</text:p>
              </table:table-cell>
              <table:table-cell office:value-type="float" office:value="1.215">
                <text:p>1.21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  <table:table-cell office:value-type="float" office:value="1.113">
                <text:p>1.113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203">
                <text:p>1.203</text:p>
              </table:table-cell>
              <table:table-cell office:value-type="float" office:value="0.8">
                <text:p>0.8</text:p>
              </table:table-cell>
              <table:table-cell office:value-type="float" office:value="0.861">
                <text:p>0.86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  <table:table-cell office:value-type="float" office:value="1.193">
                <text:p>1.19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321">
                <text:p>1.321</text:p>
              </table:table-cell>
              <table:table-cell office:value-type="float" office:value="1">
                <text:p>1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  <table:table-cell office:value-type="float" office:value="1.294">
                <text:p>1.29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1.403">
                <text:p>1.403</text:p>
              </table:table-cell>
              <table:table-cell office:value-type="float" office:value="1.2">
                <text:p>1.2</text:p>
              </table:table-cell>
              <table:table-cell office:value-type="float" office:value="1.15">
                <text:p>1.1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  <table:table-cell office:value-type="float" office:value="1.244">
                <text:p>1.24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305">
                <text:p>1.30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  <table:table-cell office:value-type="float" office:value="1.627">
                <text:p>1.627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515">
                <text:p>1.5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  <table:table-cell office:value-type="float" office:value="1.756">
                <text:p>1.75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.518">
                <text:p>1.518</text:p>
              </table:table-cell>
              <table:table-cell office:value-type="float" office:value="1.6">
                <text:p>1.6</text:p>
              </table:table-cell>
              <table:table-cell office:value-type="float" office:value="1.374">
                <text:p>1.37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664">
                <text:p>1.664</text:p>
              </table:table-cell>
              <table:table-cell office:value-type="float" office:value="2">
                <text:p>2</text:p>
              </table:table-cell>
              <table:table-cell office:value-type="float" office:value="1.51">
                <text:p>1.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  <table:table-cell office:value-type="float" office:value="1.754">
                <text:p>1.75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05">
                <text:p>2.05</text:p>
              </table:table-cell>
              <table:table-cell office:value-type="float" office:value="3">
                <text:p>3</text:p>
              </table:table-cell>
              <table:table-cell office:value-type="float" office:value="2.037">
                <text:p>2.037</text:p>
              </table:table-cell>
              <table:table-cell office:value-type="float" office:value="3">
                <text:p>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